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automatic-styles>
    <style:style style:family="table" style:name="aa2b9e3">
      <style:table-properties style:width="6.693in" table:align="margins"/>
    </style:style>
    <style:style style:family="table-column" style:name="addc378">
      <style:table-column-properties style:column-width="3.3465in" style:rel-column-width="32767*"/>
    </style:style>
    <style:style style:family="table-cell" style:name="a048c8f">
      <style:table-cell-properties fo:border-bottom="0.0007in solid #000000" fo:border-left="0.0007in solid #000000" fo:border-right="none" fo:border-top="0.0007in solid #000000" fo:padding="0.0382in"/>
    </style:style>
    <style:style style:family="table-cell" style:name="a8a6487">
      <style:table-cell-properties fo:border-bottom="0.0007in solid #000000" fo:border-left="0.0007in solid #000000" fo:border-right="none" fo:border-top="none" fo:padding="0.0382in"/>
    </style:style>
    <style:style style:family="table-cell" style:name="afd6ef8">
      <style:table-cell-properties fo:border="0.0007in solid #000000" fo:padding="0.0382in"/>
    </style:style>
    <style:style style:family="table-cell" style:name="acb8dfd">
      <style:table-cell-properties fo:border="0.0007in solid #000000" fo:border-bottom="0.0007in solid #000000" fo:border-top="none" fo:padding="0.0382in"/>
    </style:style>
    <style:style style:family="table" style:name="ade3899">
      <style:table-properties style:width="6.693in" table:align="margins"/>
    </style:style>
    <style:style style:family="table-column" style:name="a6d4db1">
      <style:table-column-properties style:column-width="1.3386in" style:rel-column-width="13107*"/>
    </style:style>
    <style:style style:family="table-cell" style:name="a538fa5">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156256">
      <style:table-cell-properties fo:border="0.1pt solid #000000" fo:border-bottom="0.0007in solid #000000" fo:border-left="0.0007in solid #000000" fo:border-right="none" fo:border-top="none" fo:padding="0.0382in"/>
    </style:style>
    <style:style style:family="table-cell" style:name="ab8b64b">
      <style:table-cell-properties fo:border="0.0007in solid #000000" fo:padding="0.0382in"/>
    </style:style>
    <style:style style:family="table-cell" style:name="a8f948f">
      <style:table-cell-properties fo:border="0.0007in solid #000000" fo:border-bottom="0.0007in solid #000000" fo:border-top="none" fo:padding="0.0382in"/>
    </style:style>
    <style:style style:family="table-cell" style:name="a5019bd">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7fe0b0">
      <style:table-cell-properties fo:border="0.1pt solid #000000" fo:border-bottom="0.0007in solid #000000" fo:border-left="0.0007in solid #000000" fo:border-right="none" fo:border-top="none" fo:padding="0.0382in"/>
    </style:style>
    <style:style style:family="table-cell" style:name="abd9a6c">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5e1e5a">
      <style:table-cell-properties fo:border="0.1pt solid #000000" fo:border-bottom="0.0007in solid #000000" fo:border-left="0.0007in solid #000000" fo:border-right="none" fo:border-top="none" fo:padding="0.0382in"/>
    </style:style>
    <style:style style:family="table-cell" style:name="a67f94e">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4a015a">
      <style:table-cell-properties fo:border="0.1pt solid #000000" fo:border-bottom="0.0007in solid #000000" fo:border-left="0.0007in solid #000000" fo:border-right="none" fo:border-top="none" fo:padding="0.0382in"/>
    </style:style>
    <style:style style:family="table-cell" style:name="a6b4e29">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ce2167">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b2272f">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b36ca7">
      <style:table-cell-properties fo:border="0.1pt solid #000000"/>
      <style:text-properties fo:color="#000000" fo:font-size="8.0pt" fo:font-weight="bold" style:font-name="Arial"/>
    </style:style>
    <style:style style:family="table-cell" style:name="a4e3268">
      <style:table-cell-properties fo:border="0.1pt solid #000000" fo:border-bottom="0.0007in solid #000000" fo:border-left="0.0007in solid #000000" fo:border-right="none" fo:border-top="none" fo:padding="0.0382in"/>
    </style:style>
    <style:style style:family="table-cell" style:name="a5e431f">
      <style:table-cell-properties fo:border="0.1pt solid #000000" fo:border-bottom="0.0007in solid #000000" fo:border-left="0.0007in solid #000000" fo:border-right="none" fo:border-top="none" fo:padding="0.0382in"/>
    </style:style>
    <style:style style:family="table-cell" style:name="ab855a9">
      <style:table-cell-properties fo:border="0.1pt solid #000000" fo:border-bottom="0.0007in solid #000000" fo:border-left="0.0007in solid #000000" fo:border-right="none" fo:border-top="none" fo:padding="0.0382in"/>
    </style:style>
    <style:style style:family="table-cell" style:name="a01b76d">
      <style:table-cell-properties fo:border="0.1pt solid #000000"/>
    </style:style>
    <style:style style:family="table-cell" style:name="ab3223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6537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ddd2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6860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a264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5c81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edaf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6d7ea">
      <style:table-cell-properties fo:border="0.1pt solid #000000"/>
      <style:text-properties fo:color="#000000" fo:font-size="8.0pt" style:font-name="Arial"/>
    </style:style>
    <style:style style:family="table-cell" style:name="a786b7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358c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5b43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9fde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8ce8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a5ff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96e9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4fcb7">
      <style:table-cell-properties fo:border="0.1pt solid #000000"/>
      <style:text-properties fo:color="#000000" fo:font-size="8.0pt" style:font-name="Arial"/>
    </style:style>
    <style:style style:family="table-cell" style:name="a428e8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4e01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3915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d5e7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df8f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b512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0805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cb44d">
      <style:table-cell-properties fo:border="0.1pt solid #000000"/>
      <style:text-properties fo:color="#000000" fo:font-size="8.0pt" style:font-name="Arial"/>
    </style:style>
    <style:style style:family="table-cell" style:name="ab7202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597b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9834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44af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eef6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2c6e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bea7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ed3cd">
      <style:table-cell-properties fo:border="0.1pt solid #000000"/>
      <style:text-properties fo:color="#000000" fo:font-size="8.0pt" style:font-name="Arial"/>
    </style:style>
    <style:style style:family="table-cell" style:name="a232dc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f90d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d045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4040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6421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d861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ed4b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06d0c">
      <style:table-cell-properties fo:border="0.1pt solid #000000"/>
      <style:text-properties fo:color="#000000" fo:font-size="8.0pt" style:font-name="Arial"/>
    </style:style>
    <style:style style:family="table-cell" style:name="a27ca0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f86a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5bfe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a0f2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f562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a06b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39c3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868a9">
      <style:table-cell-properties fo:border="0.1pt solid #000000"/>
      <style:text-properties fo:color="#000000" fo:font-size="8.0pt" style:font-name="Arial"/>
    </style:style>
    <style:style style:family="table-cell" style:name="ae2dd5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8090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8dba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d038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2b89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ff09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0bf0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7c415">
      <style:table-cell-properties fo:border="0.1pt solid #000000"/>
      <style:text-properties fo:color="#000000" fo:font-size="8.0pt" style:font-name="Arial"/>
    </style:style>
    <style:style style:family="table-cell" style:name="a2d3ab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58bf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9c5c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8798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c345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0fc7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fcb8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d73ac">
      <style:table-cell-properties fo:border="0.1pt solid #000000"/>
      <style:text-properties fo:color="#000000" fo:font-size="8.0pt" style:font-name="Arial"/>
    </style:style>
    <style:style style:family="table-cell" style:name="ac6f7c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45a6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985d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51ee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3ad2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4395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f540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6e8bb">
      <style:table-cell-properties fo:border="0.1pt solid #000000"/>
      <style:text-properties fo:color="#000000" fo:font-size="8.0pt" style:font-name="Arial"/>
    </style:style>
    <style:style style:family="table-cell" style:name="a8b0a0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96d7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d92e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def0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1be0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cb52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8e6a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e3b98">
      <style:table-cell-properties fo:border="0.1pt solid #000000"/>
      <style:text-properties fo:color="#000000" fo:font-size="8.0pt" style:font-name="Arial"/>
    </style:style>
    <style:style style:family="table-cell" style:name="a0326a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f276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72cd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38eb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91bc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c8a4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4085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6f9b0">
      <style:table-cell-properties fo:border="0.1pt solid #000000"/>
      <style:text-properties fo:color="#000000" fo:font-size="8.0pt" style:font-name="Arial"/>
    </style:style>
    <style:style style:family="table-cell" style:name="af4e7b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6f2b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439b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ecc7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dbbb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5501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f34e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a9796">
      <style:table-cell-properties fo:border="0.1pt solid #000000"/>
      <style:text-properties fo:color="#000000" fo:font-size="8.0pt" style:font-name="Arial"/>
    </style:style>
    <style:style style:family="table-cell" style:name="ac1345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0c52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2a7b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3448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2be1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6f08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7e23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58711">
      <style:table-cell-properties fo:border="0.1pt solid #000000"/>
      <style:text-properties fo:color="#000000" fo:font-size="8.0pt" style:font-name="Arial"/>
    </style:style>
    <style:style style:family="table-cell" style:name="aaeed8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986e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f529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328c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81c9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de0a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a881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5f131">
      <style:table-cell-properties fo:border="0.1pt solid #000000"/>
      <style:text-properties fo:color="#000000" fo:font-size="8.0pt" style:font-name="Arial"/>
    </style:style>
    <style:style style:family="table-cell" style:name="a79de8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15d6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96d0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52cd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11d2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1be4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3aba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d145b">
      <style:table-cell-properties fo:border="0.1pt solid #000000"/>
      <style:text-properties fo:color="#000000" fo:font-size="8.0pt" style:font-name="Arial"/>
    </style:style>
    <style:style style:family="table-cell" style:name="abef16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adab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36e7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d966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c884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5506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aeef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44658">
      <style:table-cell-properties fo:border="0.1pt solid #000000"/>
      <style:text-properties fo:color="#000000" fo:font-size="8.0pt" style:font-name="Arial"/>
    </style:style>
    <style:style style:family="table-cell" style:name="a1ea7b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4107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a847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b70f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7a3a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8ecd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1249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69a6d">
      <style:table-cell-properties fo:border="0.1pt solid #000000"/>
      <style:text-properties fo:color="#000000" fo:font-size="8.0pt" style:font-name="Arial"/>
    </style:style>
    <style:style style:family="table-cell" style:name="a2ed70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a86b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d886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ae61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4f0d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040e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a670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02b60">
      <style:table-cell-properties fo:border="0.1pt solid #000000"/>
      <style:text-properties fo:color="#000000" fo:font-size="8.0pt" style:font-name="Arial"/>
    </style:style>
    <style:style style:family="table-cell" style:name="a94a96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b176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c78e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db93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fafb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c7eb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d348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4098f">
      <style:table-cell-properties fo:border="0.1pt solid #000000"/>
      <style:text-properties fo:color="#000000" fo:font-size="8.0pt" style:font-name="Arial"/>
    </style:style>
    <style:style style:family="table-cell" style:name="adfe23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eacf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977a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ae81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524f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bee1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f8e7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9ccff">
      <style:table-cell-properties fo:border="0.1pt solid #000000"/>
      <style:text-properties fo:color="#000000" fo:font-size="8.0pt" style:font-name="Arial"/>
    </style:style>
    <style:style style:family="table-cell" style:name="a00665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4e5d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44aa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66e9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ca4f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fe19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b1ce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3cb69">
      <style:table-cell-properties fo:border="0.1pt solid #000000"/>
      <style:text-properties fo:color="#000000" fo:font-size="8.0pt" style:font-name="Arial"/>
    </style:style>
    <style:style style:family="table-cell" style:name="a6f08e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d9b2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961f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22ed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761d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a0fc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1564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ef250">
      <style:table-cell-properties fo:border="0.1pt solid #000000"/>
      <style:text-properties fo:color="#000000" fo:font-size="8.0pt" style:font-name="Arial"/>
    </style:style>
    <style:style style:family="table-cell" style:name="a629c0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24c1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d613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8fd3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0fe9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2502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8aac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d450a">
      <style:table-cell-properties fo:border="0.1pt solid #000000"/>
      <style:text-properties fo:color="#000000" fo:font-size="8.0pt" style:font-name="Arial"/>
    </style:style>
    <style:style style:family="table-cell" style:name="aaa44f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06cb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e2d2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4d08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9e51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5bc2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bb43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bfed4">
      <style:table-cell-properties fo:border="0.1pt solid #000000"/>
      <style:text-properties fo:color="#000000" fo:font-size="8.0pt" style:font-name="Arial"/>
    </style:style>
    <style:style style:family="table-cell" style:name="a06150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5992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27d4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115e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4613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0346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3691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658e3">
      <style:table-cell-properties fo:border="0.1pt solid #000000"/>
      <style:text-properties fo:color="#000000" fo:font-size="8.0pt" style:font-name="Arial"/>
    </style:style>
    <style:style style:family="table-cell" style:name="a16e62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eac9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0f16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a293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d7ef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1497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554c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5f46f">
      <style:table-cell-properties fo:border="0.1pt solid #000000"/>
      <style:text-properties fo:color="#000000" fo:font-size="8.0pt" style:font-name="Arial"/>
    </style:style>
    <style:style style:family="table-cell" style:name="a3e7b2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abc7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7aaf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af09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aad2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d894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ed28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1e8c9">
      <style:table-cell-properties fo:border="0.1pt solid #000000"/>
      <style:text-properties fo:color="#000000" fo:font-size="8.0pt" style:font-name="Arial"/>
    </style:style>
    <style:style style:family="table-cell" style:name="a08e47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2f77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d6b0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99ce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5242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d2ff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64d5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d7567">
      <style:table-cell-properties fo:border="0.1pt solid #000000"/>
      <style:text-properties fo:color="#000000" fo:font-size="8.0pt" style:font-name="Arial"/>
    </style:style>
    <style:style style:family="table-cell" style:name="af828e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8686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5338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48dd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c101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93d0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b836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757f6">
      <style:table-cell-properties fo:border="0.1pt solid #000000"/>
      <style:text-properties fo:color="#000000" fo:font-size="8.0pt" style:font-name="Arial"/>
    </style:style>
    <style:style style:family="table-cell" style:name="acb31c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89d9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d6cc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0598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67fd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7ec5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fcdd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ac668">
      <style:table-cell-properties fo:border="0.1pt solid #000000"/>
      <style:text-properties fo:color="#000000" fo:font-size="8.0pt" style:font-name="Arial"/>
    </style:style>
    <style:style style:family="table-cell" style:name="a98fbf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a33b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38f7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7f93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e173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9930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f6bf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30d07">
      <style:table-cell-properties fo:border="0.1pt solid #000000"/>
      <style:text-properties fo:color="#000000" fo:font-size="8.0pt" style:font-name="Arial"/>
    </style:style>
    <style:style style:family="table-cell" style:name="a590c0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244e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551a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018d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b85c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6e10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4d33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2d083">
      <style:table-cell-properties fo:border="0.1pt solid #000000"/>
      <style:text-properties fo:color="#000000" fo:font-size="8.0pt" style:font-name="Arial"/>
    </style:style>
    <style:style style:family="table-cell" style:name="ab2271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3bbe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858b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e8b5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dc14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185b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f023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ff3ff">
      <style:table-cell-properties fo:border="0.1pt solid #000000"/>
      <style:text-properties fo:color="#000000" fo:font-size="8.0pt" style:font-name="Arial"/>
    </style:style>
    <style:style style:family="table-cell" style:name="a284f2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98b0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16ec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6e28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5044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8390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3d8f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52328">
      <style:table-cell-properties fo:border="0.1pt solid #000000"/>
      <style:text-properties fo:color="#000000" fo:font-size="8.0pt" style:font-name="Arial"/>
    </style:style>
    <style:style style:family="table-cell" style:name="a0303e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cc73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43c4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d2b7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a909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f28b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773d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a0042">
      <style:table-cell-properties fo:border="0.1pt solid #000000"/>
      <style:text-properties fo:color="#000000" fo:font-size="8.0pt" style:font-name="Arial"/>
    </style:style>
    <style:style style:family="table-cell" style:name="a84c71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7a72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4859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fce1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e361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dc92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18b7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2f633">
      <style:table-cell-properties fo:border="0.1pt solid #000000"/>
      <style:text-properties fo:color="#000000" fo:font-size="8.0pt" style:font-name="Arial"/>
    </style:style>
    <style:style style:family="table-cell" style:name="a4ce52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6665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1ec8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991d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29cf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30ab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9d84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9ae9a">
      <style:table-cell-properties fo:border="0.1pt solid #000000"/>
      <style:text-properties fo:color="#000000" fo:font-size="8.0pt" style:font-name="Arial"/>
    </style:style>
    <style:style style:family="table-cell" style:name="afc81d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70c1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735e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cc50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1547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0f28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479e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f2bdb">
      <style:table-cell-properties fo:border="0.1pt solid #000000"/>
      <style:text-properties fo:color="#000000" fo:font-size="8.0pt" style:font-name="Arial"/>
    </style:style>
    <style:style style:family="table-cell" style:name="a77e89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916a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6132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8899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fa59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097a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762d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88734">
      <style:table-cell-properties fo:border="0.1pt solid #000000"/>
      <style:text-properties fo:color="#000000" fo:font-size="8.0pt" style:font-name="Arial"/>
    </style:style>
    <style:style style:family="table-cell" style:name="a5d216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e0a5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86fb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944a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d294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f844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1c80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752c4">
      <style:table-cell-properties fo:border="0.1pt solid #000000"/>
      <style:text-properties fo:color="#000000" fo:font-size="8.0pt" style:font-name="Arial"/>
    </style:style>
    <style:style style:family="table-cell" style:name="a88c8f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be45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042f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532d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5235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77a9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e947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e9fa3">
      <style:table-cell-properties fo:border="0.1pt solid #000000"/>
      <style:text-properties fo:color="#000000" fo:font-size="8.0pt" style:font-name="Arial"/>
    </style:style>
    <style:style style:family="table-cell" style:name="ac22db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2721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ee55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6203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ba0c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19de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ae0a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5a7ed">
      <style:table-cell-properties fo:border="0.1pt solid #000000"/>
      <style:text-properties fo:color="#000000" fo:font-size="8.0pt" style:font-name="Arial"/>
    </style:style>
    <style:style style:family="table-cell" style:name="ae7aff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48c1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cea2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1447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f5a7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5ffb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96e1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91cda">
      <style:table-cell-properties fo:border="0.1pt solid #000000"/>
      <style:text-properties fo:color="#000000" fo:font-size="8.0pt" style:font-name="Arial"/>
    </style:style>
    <style:style style:family="table-cell" style:name="a3466d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6351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b7d2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e42d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95bd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890c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c270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c18c2">
      <style:table-cell-properties fo:border="0.1pt solid #000000"/>
      <style:text-properties fo:color="#000000" fo:font-size="8.0pt" style:font-name="Arial"/>
    </style:style>
    <style:style style:family="table-cell" style:name="a78087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09d2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8441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e4e4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36cf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4764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ca21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9b535">
      <style:table-cell-properties fo:border="0.1pt solid #000000"/>
      <style:text-properties fo:color="#000000" fo:font-size="8.0pt" style:font-name="Arial"/>
    </style:style>
    <style:style style:family="table-cell" style:name="a5a16c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d08b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cc42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4717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e41c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6c2a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ca97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8450c">
      <style:table-cell-properties fo:border="0.1pt solid #000000"/>
      <style:text-properties fo:color="#000000" fo:font-size="8.0pt" style:font-name="Arial"/>
    </style:style>
    <style:style style:family="table-cell" style:name="a01502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79b8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24b8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ffaf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06c1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992c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7c6d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f3272">
      <style:table-cell-properties fo:border="0.1pt solid #000000"/>
      <style:text-properties fo:color="#000000" fo:font-size="8.0pt" style:font-name="Arial"/>
    </style:style>
    <style:style style:family="table-cell" style:name="ab863a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b080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35f4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a0d0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7127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08f2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ed2d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080fa">
      <style:table-cell-properties fo:border="0.1pt solid #000000"/>
      <style:text-properties fo:color="#000000" fo:font-size="8.0pt" style:font-name="Arial"/>
    </style:style>
    <style:style style:family="table-cell" style:name="a68e9e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621f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3ac6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7521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16ab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7d0d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6887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6f3af">
      <style:table-cell-properties fo:border="0.1pt solid #000000"/>
      <style:text-properties fo:color="#000000" fo:font-size="8.0pt" style:font-name="Arial"/>
    </style:style>
    <style:style style:family="table-cell" style:name="a05a17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c55c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77de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ed46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ff85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62a5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21ce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9d721">
      <style:table-cell-properties fo:border="0.1pt solid #000000"/>
      <style:text-properties fo:color="#000000" fo:font-size="8.0pt" style:font-name="Arial"/>
    </style:style>
    <style:style style:family="table-cell" style:name="a3cef8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2039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3b5e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6fa4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08f4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3d51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2dac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76f76">
      <style:table-cell-properties fo:border="0.1pt solid #000000"/>
      <style:text-properties fo:color="#000000" fo:font-size="8.0pt" style:font-name="Arial"/>
    </style:style>
    <style:style style:family="table-cell" style:name="a0ca45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5be3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f4b9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9a62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01a4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6823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5c21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70a79">
      <style:table-cell-properties fo:border="0.1pt solid #000000"/>
      <style:text-properties fo:color="#000000" fo:font-size="8.0pt" style:font-name="Arial"/>
    </style:style>
    <style:style style:family="table-cell" style:name="a1003e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76e5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f4c8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07ac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b259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3cf8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82b6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3b5ad">
      <style:table-cell-properties fo:border="0.1pt solid #000000"/>
      <style:text-properties fo:color="#000000" fo:font-size="8.0pt" style:font-name="Arial"/>
    </style:style>
    <style:style style:family="table-cell" style:name="aa1125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e596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6624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a42e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62da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b20f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c6fa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0985b">
      <style:table-cell-properties fo:border="0.1pt solid #000000"/>
      <style:text-properties fo:color="#000000" fo:font-size="8.0pt" style:font-name="Arial"/>
    </style:style>
    <style:style style:family="table-cell" style:name="a2624c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f0cd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0dc0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a7dd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6b13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7dd2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793a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7f1a3">
      <style:table-cell-properties fo:border="0.1pt solid #000000"/>
      <style:text-properties fo:color="#000000" fo:font-size="8.0pt" style:font-name="Arial"/>
    </style:style>
    <style:style style:family="table-cell" style:name="a24b59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22ce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63c0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40f2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6086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d0ee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0f7a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5ba89">
      <style:table-cell-properties fo:border="0.1pt solid #000000"/>
      <style:text-properties fo:color="#000000" fo:font-size="8.0pt" style:font-name="Arial"/>
    </style:style>
    <style:style style:family="table-cell" style:name="af27d1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d282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9496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012b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6fef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b6a1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d0ac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eec09">
      <style:table-cell-properties fo:border="0.1pt solid #000000"/>
      <style:text-properties fo:color="#000000" fo:font-size="8.0pt" style:font-name="Arial"/>
    </style:style>
    <style:style style:family="table-cell" style:name="a1dce3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dce0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fa54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1d52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732f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2b49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c02c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66925">
      <style:table-cell-properties fo:border="0.1pt solid #000000"/>
      <style:text-properties fo:color="#000000" fo:font-size="8.0pt" style:font-name="Arial"/>
    </style:style>
    <style:style style:family="table-cell" style:name="ae636c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9ca3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9e4e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8ef7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5375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f93a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5979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08cf5">
      <style:table-cell-properties fo:border="0.1pt solid #000000"/>
      <style:text-properties fo:color="#000000" fo:font-size="8.0pt" style:font-name="Arial"/>
    </style:style>
    <style:style style:family="table-cell" style:name="a5e645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303a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52eb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2874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47a5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6bc9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ac2a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65cb7">
      <style:table-cell-properties fo:border="0.1pt solid #000000"/>
      <style:text-properties fo:color="#000000" fo:font-size="8.0pt" style:font-name="Arial"/>
    </style:style>
    <style:style style:family="table-cell" style:name="a104ca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1df7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f5c2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ab2e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7f05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e8a4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682c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95de0">
      <style:table-cell-properties fo:border="0.1pt solid #000000"/>
      <style:text-properties fo:color="#000000" fo:font-size="8.0pt" style:font-name="Arial"/>
    </style:style>
    <style:style style:family="table-cell" style:name="a3c9a2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6684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69f2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f018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c820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7f5b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6a38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9102c">
      <style:table-cell-properties fo:border="0.1pt solid #000000"/>
      <style:text-properties fo:color="#000000" fo:font-size="8.0pt" style:font-name="Arial"/>
    </style:style>
    <style:style style:family="table-cell" style:name="a0e5ca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1590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dabe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3270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c3f5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7f38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588c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b0ba9">
      <style:table-cell-properties fo:border="0.1pt solid #000000"/>
      <style:text-properties fo:color="#000000" fo:font-size="8.0pt" style:font-name="Arial"/>
    </style:style>
    <style:style style:family="table-cell" style:name="a5bfdd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60c1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d65e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8cc0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355e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234c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dfe7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6c2d1">
      <style:table-cell-properties fo:border="0.1pt solid #000000"/>
      <style:text-properties fo:color="#000000" fo:font-size="8.0pt" style:font-name="Arial"/>
    </style:style>
    <style:style style:family="table-cell" style:name="ace79c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64e9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d123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b826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fcb7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64c2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20be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5e890">
      <style:table-cell-properties fo:border="0.1pt solid #000000"/>
      <style:text-properties fo:color="#000000" fo:font-size="8.0pt" style:font-name="Arial"/>
    </style:style>
    <style:style style:family="table-cell" style:name="a87db9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916f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a0c6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1dcb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4fc9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036f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dcb6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a7a5a">
      <style:table-cell-properties fo:border="0.1pt solid #000000"/>
      <style:text-properties fo:color="#000000" fo:font-size="8.0pt" style:font-name="Arial"/>
    </style:style>
    <style:style style:family="table-cell" style:name="aa1fde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d208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8007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4aab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bdf3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d4a0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f45f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b6e3b">
      <style:table-cell-properties fo:border="0.1pt solid #000000"/>
      <style:text-properties fo:color="#000000" fo:font-size="8.0pt" style:font-name="Arial"/>
    </style:style>
    <style:style style:family="table-cell" style:name="a1e8f8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86a5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2a84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d594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9091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6834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c52c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904e1">
      <style:table-cell-properties fo:border="0.1pt solid #000000"/>
      <style:text-properties fo:color="#000000" fo:font-size="8.0pt" style:font-name="Arial"/>
    </style:style>
    <style:style style:family="table-cell" style:name="a215bf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59a0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a0d3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c766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17a8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13e2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f7ac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9bfb3">
      <style:table-cell-properties fo:border="0.1pt solid #000000"/>
      <style:text-properties fo:color="#000000" fo:font-size="8.0pt" style:font-name="Arial"/>
    </style:style>
    <style:style style:family="table-cell" style:name="a8dd7f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0434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24da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9597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72cd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74d2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4e02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0fadf">
      <style:table-cell-properties fo:border="0.1pt solid #000000"/>
      <style:text-properties fo:color="#000000" fo:font-size="8.0pt" style:font-name="Arial"/>
    </style:style>
    <style:style style:family="table-cell" style:name="a60f20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1129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fe66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beef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6650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776a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029d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02b67">
      <style:table-cell-properties fo:border="0.1pt solid #000000"/>
      <style:text-properties fo:color="#000000" fo:font-size="8.0pt" style:font-name="Arial"/>
    </style:style>
    <style:style style:family="table-cell" style:name="a60272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adc8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980a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1a8e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cca0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f561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4737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3c134">
      <style:table-cell-properties fo:border="0.1pt solid #000000"/>
      <style:text-properties fo:color="#000000" fo:font-size="8.0pt" style:font-name="Arial"/>
    </style:style>
    <style:style style:family="table-cell" style:name="af6db1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990a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8432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e92a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33fb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fa0d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7407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cad26">
      <style:table-cell-properties fo:border="0.1pt solid #000000"/>
      <style:text-properties fo:color="#000000" fo:font-size="8.0pt" style:font-name="Arial"/>
    </style:style>
    <style:style style:family="table-cell" style:name="a5af53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4108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fa7e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b891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3852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bcf9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773c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78b24">
      <style:table-cell-properties fo:border="0.1pt solid #000000"/>
      <style:text-properties fo:color="#000000" fo:font-size="8.0pt" style:font-name="Arial"/>
    </style:style>
    <style:style style:family="table-cell" style:name="a51c11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1eb0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5d5d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2969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2974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62b2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14b9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27029">
      <style:table-cell-properties fo:border="0.1pt solid #000000"/>
      <style:text-properties fo:color="#000000" fo:font-size="8.0pt" style:font-name="Arial"/>
    </style:style>
    <style:style style:family="table-cell" style:name="a2e129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5fb4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57e2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a734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8d75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93d7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860a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25c57">
      <style:table-cell-properties fo:border="0.1pt solid #000000"/>
      <style:text-properties fo:color="#000000" fo:font-size="8.0pt" style:font-name="Arial"/>
    </style:style>
    <style:style style:family="table-cell" style:name="ae0af0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eeb7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23e2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228e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0f5a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fa70f">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0aa0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95107">
      <style:table-cell-properties fo:border="0.1pt solid #000000"/>
      <style:text-properties fo:color="#000000" fo:font-size="8.0pt" style:font-name="Arial"/>
    </style:style>
    <style:style style:family="table-cell" style:name="a33f97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e9c6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8847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ddad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6a02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b579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f849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e0ad7">
      <style:table-cell-properties fo:border="0.1pt solid #000000"/>
      <style:text-properties fo:color="#000000" fo:font-size="8.0pt" style:font-name="Arial"/>
    </style:style>
    <style:style style:family="table-cell" style:name="a8be31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9701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1faf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5b27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df49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d2b5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dbe6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65fbe">
      <style:table-cell-properties fo:border="0.1pt solid #000000"/>
      <style:text-properties fo:color="#000000" fo:font-size="8.0pt" style:font-name="Arial"/>
    </style:style>
    <style:style style:family="table-cell" style:name="ac3202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e793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7742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7eee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cb7a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dec0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3a6b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54115">
      <style:table-cell-properties fo:border="0.1pt solid #000000"/>
      <style:text-properties fo:color="#000000" fo:font-size="8.0pt" style:font-name="Arial"/>
    </style:style>
    <style:style style:family="table-cell" style:name="afea03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98dd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95c9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f193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e4f2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9b5e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8210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d61af">
      <style:table-cell-properties fo:border="0.1pt solid #000000"/>
      <style:text-properties fo:color="#000000" fo:font-size="8.0pt" style:font-name="Arial"/>
    </style:style>
    <style:style style:family="table-cell" style:name="a904af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03eb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7b0c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d5c7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b809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ec0d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bbd0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97fe4">
      <style:table-cell-properties fo:border="0.1pt solid #000000"/>
      <style:text-properties fo:color="#000000" fo:font-size="8.0pt" style:font-name="Arial"/>
    </style:style>
    <style:style style:family="table-cell" style:name="a42008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ab23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2766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e01d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ef3f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08d9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8d1f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b53a1">
      <style:table-cell-properties fo:border="0.1pt solid #000000"/>
      <style:text-properties fo:color="#000000" fo:font-size="8.0pt" style:font-name="Arial"/>
    </style:style>
    <style:style style:family="table-cell" style:name="aa1de3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9637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0bba2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e108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f7a1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0767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19e4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2207b">
      <style:table-cell-properties fo:border="0.1pt solid #000000"/>
      <style:text-properties fo:color="#000000" fo:font-size="8.0pt"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aa2b9e3">
        <table:table-column table:number-columns-repeated="2" table:style-name="addc378"/>
        <table:table-row>
          <table:table-cell table:style-name="a048c8f"/>
          <table:table-cell table:style-name="afd6ef8"/>
        </table:table-row>
        <table:table-row>
          <table:table-cell table:style-name="a8a6487">
            <text:p>Fra dato: 2000-01-04</text:p>
            <text:p>Til dato: </text:p>
            <text:p>Hovedsigtelse: </text:p>
            <text:p>Hoveddiagnose: </text:p>
            <text:p>Sagsstatus: alle</text:p>
            <text:p>Ventetid: </text:p>
            <text:p>Retslig status: </text:p>
          </table:table-cell>
          <table:table-cell table:style-name="acb8dfd"/>
        </table:table-row>
        <table:table-row>
          <table:table-cell table:style-name="a8a6487"/>
          <table:table-cell table:style-name="acb8dfd"/>
        </table:table-row>
        <table:table-row>
          <table:table-cell table:style-name="a8a6487"/>
          <table:table-cell table:style-name="acb8dfd"/>
        </table:table-row>
        <table:table-row>
          <table:table-cell table:style-name="a8a6487"/>
          <table:table-cell table:style-name="acb8dfd"/>
        </table:table-row>
        <table:table-row>
          <table:table-cell table:style-name="a8a6487"/>
          <table:table-cell table:style-name="acb8dfd"/>
        </table:table-row>
        <table:table-row>
          <table:table-cell table:style-name="a8a6487"/>
          <table:table-cell table:style-name="acb8dfd"/>
        </table:table-row>
        <table:table-row>
          <table:table-cell table:style-name="a8a6487"/>
          <table:table-cell table:style-name="acb8dfd"/>
        </table:table-row>
        <table:table-row>
          <table:table-cell table:style-name="a8a6487"/>
          <table:table-cell table:style-name="acb8dfd"/>
        </table:table-row>
      </table:table>
      <table:table table:name="Table2" table:style-name="ade3899">
        <table:table-column table:number-columns-repeated="5" table:style-name="a6d4db1"/>
        <table:table-column table:style-name="a6d4db1"/>
        <table:table-column table:style-name="a6d4db1"/>
        <table:table-column table:style-name="a6d4db1"/>
        <table:table-row>
          <table:table-cell table:style-name="a6b4e29">
            <text:p>Nr.</text:p>
          </table:table-cell>
          <table:table-cell table:style-name="ace2167">
            <text:p>Type</text:p>
          </table:table-cell>
          <table:table-cell table:style-name="ab2272f">
            <text:p>Navn</text:p>
          </table:table-cell>
          <table:table-cell table:style-name="a538fa5">
            <text:p>cpr</text:p>
          </table:table-cell>
          <table:table-cell table:style-name="a5019bd">
            <text:p>Læge</text:p>
          </table:table-cell>
          <table:table-cell table:style-name="abd9a6c">
            <text:p>Tiltrædes af</text:p>
          </table:table-cell>
          <table:table-cell table:style-name="a67f94e">
            <text:p>Erklæring afgivet</text:p>
          </table:table-cell>
          <table:table-cell table:style-name="ab36ca7">
            <text:p>Psykolog</text:p>
          </table:table-cell>
        </table:table-row>
        <table:table-row>
          <table:table-cell table:style-name="a4e3268"/>
          <table:table-cell table:style-name="a5e431f"/>
          <table:table-cell table:style-name="ab855a9"/>
          <table:table-cell table:style-name="a156256"/>
          <table:table-cell table:style-name="a7fe0b0"/>
          <table:table-cell table:style-name="a5e1e5a"/>
          <table:table-cell table:style-name="a4a015a"/>
          <table:table-cell table:style-name="a01b76d"/>
        </table:table-row>
        <table:table-row>
          <table:table-cell table:style-name="ab32235">
            <text:p>26</text:p>
          </table:table-cell>
          <table:table-cell table:style-name="a16537b">
            <text:p>PS</text:p>
          </table:table-cell>
          <table:table-cell table:style-name="adddd25">
            <text:p>Hans Hermansen</text:p>
          </table:table-cell>
          <table:table-cell table:style-name="aa68604">
            <text:p>0906654623</text:p>
          </table:table-cell>
          <table:table-cell table:style-name="ada2643">
            <text:p>Harees, Farahna - lægekonsulent, speciallæge i psykiatri</text:p>
          </table:table-cell>
          <table:table-cell table:style-name="a05c816">
            <text:p/>
          </table:table-cell>
          <table:table-cell table:style-name="a3edafa">
            <text:p/>
          </table:table-cell>
          <table:table-cell table:style-name="aa6d7ea">
            <text:p/>
          </table:table-cell>
        </table:table-row>
        <table:table-row>
          <table:table-cell table:style-name="a786b77">
            <text:p>27</text:p>
          </table:table-cell>
          <table:table-cell table:style-name="ae358ce">
            <text:p>PS</text:p>
          </table:table-cell>
          <table:table-cell table:style-name="a75b437">
            <text:p>Kurt Eskildsen</text:p>
          </table:table-cell>
          <table:table-cell table:style-name="a69fde4">
            <text:p>1610823119</text:p>
          </table:table-cell>
          <table:table-cell table:style-name="a68ce81">
            <text:p>Harees, Farahna - lægekonsulent, speciallæge i psykiatri</text:p>
          </table:table-cell>
          <table:table-cell table:style-name="a9a5ff6">
            <text:p/>
          </table:table-cell>
          <table:table-cell table:style-name="a896e92">
            <text:p/>
          </table:table-cell>
          <table:table-cell table:style-name="aa4fcb7">
            <text:p/>
          </table:table-cell>
        </table:table-row>
        <table:table-row>
          <table:table-cell table:style-name="a428e8b">
            <text:p>25</text:p>
          </table:table-cell>
          <table:table-cell table:style-name="ac4e012">
            <text:p>PS</text:p>
          </table:table-cell>
          <table:table-cell table:style-name="a639152">
            <text:p>Mona Hermansen</text:p>
          </table:table-cell>
          <table:table-cell table:style-name="a2d5e74">
            <text:p>1201482808</text:p>
          </table:table-cell>
          <table:table-cell table:style-name="a2df8f8">
            <text:p>Harees, Farahna - lægekonsulent, speciallæge i psykiatri</text:p>
          </table:table-cell>
          <table:table-cell table:style-name="a4b512c">
            <text:p/>
          </table:table-cell>
          <table:table-cell table:style-name="a90805e">
            <text:p/>
          </table:table-cell>
          <table:table-cell table:style-name="a1cb44d">
            <text:p/>
          </table:table-cell>
        </table:table-row>
        <table:table-row>
          <table:table-cell table:style-name="ab7202b">
            <text:p>64</text:p>
          </table:table-cell>
          <table:table-cell table:style-name="aa597b1">
            <text:p>PS</text:p>
          </table:table-cell>
          <table:table-cell table:style-name="ab98348">
            <text:p>Clara Østergaard</text:p>
          </table:table-cell>
          <table:table-cell table:style-name="ad44aff">
            <text:p>2108733390</text:p>
          </table:table-cell>
          <table:table-cell table:style-name="a8eef6a">
            <text:p/>
          </table:table-cell>
          <table:table-cell table:style-name="a82c6e4">
            <text:p/>
          </table:table-cell>
          <table:table-cell table:style-name="a3bea79">
            <text:p/>
          </table:table-cell>
          <table:table-cell table:style-name="a1ed3cd">
            <text:p/>
          </table:table-cell>
        </table:table-row>
        <table:table-row>
          <table:table-cell table:style-name="a232dc5">
            <text:p>75</text:p>
          </table:table-cell>
          <table:table-cell table:style-name="aef90de">
            <text:p>PS</text:p>
          </table:table-cell>
          <table:table-cell table:style-name="a7d045f">
            <text:p>Mona Hansen</text:p>
          </table:table-cell>
          <table:table-cell table:style-name="ae40400">
            <text:p>0405576486</text:p>
          </table:table-cell>
          <table:table-cell table:style-name="ab64212">
            <text:p>Harees, Farahna - lægekonsulent, speciallæge i psykiatri</text:p>
          </table:table-cell>
          <table:table-cell table:style-name="a6d861e">
            <text:p/>
          </table:table-cell>
          <table:table-cell table:style-name="a1ed4b8">
            <text:p>Afsluttet</text:p>
          </table:table-cell>
          <table:table-cell table:style-name="aa06d0c">
            <text:p/>
          </table:table-cell>
        </table:table-row>
        <table:table-row>
          <table:table-cell table:style-name="a27ca01">
            <text:p>20</text:p>
          </table:table-cell>
          <table:table-cell table:style-name="acf86a9">
            <text:p>PS</text:p>
          </table:table-cell>
          <table:table-cell table:style-name="a05bfe1">
            <text:p>Niels Vestergaard</text:p>
          </table:table-cell>
          <table:table-cell table:style-name="a1a0f2e">
            <text:p>2705496395</text:p>
          </table:table-cell>
          <table:table-cell table:style-name="aef562f">
            <text:p/>
          </table:table-cell>
          <table:table-cell table:style-name="a1a06bd">
            <text:p/>
          </table:table-cell>
          <table:table-cell table:style-name="a339c3d">
            <text:p/>
          </table:table-cell>
          <table:table-cell table:style-name="a9868a9">
            <text:p/>
          </table:table-cell>
        </table:table-row>
        <table:table-row>
          <table:table-cell table:style-name="ae2dd5b">
            <text:p>23</text:p>
          </table:table-cell>
          <table:table-cell table:style-name="a18090c">
            <text:p>PS</text:p>
          </table:table-cell>
          <table:table-cell table:style-name="ad8dbaa">
            <text:p>Kurt Hansen</text:p>
          </table:table-cell>
          <table:table-cell table:style-name="a3d038e">
            <text:p>1509484805</text:p>
          </table:table-cell>
          <table:table-cell table:style-name="a42b89d">
            <text:p>Harees, Farahna - lægekonsulent, speciallæge i psykiatri</text:p>
          </table:table-cell>
          <table:table-cell table:style-name="acff092">
            <text:p/>
          </table:table-cell>
          <table:table-cell table:style-name="aa0bf06">
            <text:p/>
          </table:table-cell>
          <table:table-cell table:style-name="af7c415">
            <text:p/>
          </table:table-cell>
        </table:table-row>
        <table:table-row>
          <table:table-cell table:style-name="a2d3ab2">
            <text:p>70</text:p>
          </table:table-cell>
          <table:table-cell table:style-name="a858bf7">
            <text:p>PS</text:p>
          </table:table-cell>
          <table:table-cell table:style-name="a29c5c1">
            <text:p>Kirstine Hansen</text:p>
          </table:table-cell>
          <table:table-cell table:style-name="af87985">
            <text:p>2008603368</text:p>
          </table:table-cell>
          <table:table-cell table:style-name="a0c345d">
            <text:p>Harees, Farahna - lægekonsulent, speciallæge i psykiatri</text:p>
          </table:table-cell>
          <table:table-cell table:style-name="a80fc77">
            <text:p/>
          </table:table-cell>
          <table:table-cell table:style-name="acfcb80">
            <text:p/>
          </table:table-cell>
          <table:table-cell table:style-name="a6d73ac">
            <text:p/>
          </table:table-cell>
        </table:table-row>
        <table:table-row>
          <table:table-cell table:style-name="ac6f7cf">
            <text:p>8</text:p>
          </table:table-cell>
          <table:table-cell table:style-name="a645a69">
            <text:p>PS</text:p>
          </table:table-cell>
          <table:table-cell table:style-name="a6985d9">
            <text:p>Jens Frost</text:p>
          </table:table-cell>
          <table:table-cell table:style-name="ad51ee6">
            <text:p>2102591045</text:p>
          </table:table-cell>
          <table:table-cell table:style-name="a83ad29">
            <text:p/>
          </table:table-cell>
          <table:table-cell table:style-name="a743951">
            <text:p/>
          </table:table-cell>
          <table:table-cell table:style-name="a5f540f">
            <text:p/>
          </table:table-cell>
          <table:table-cell table:style-name="a26e8bb">
            <text:p/>
          </table:table-cell>
        </table:table-row>
        <table:table-row>
          <table:table-cell table:style-name="a8b0a01">
            <text:p>50</text:p>
          </table:table-cell>
          <table:table-cell table:style-name="ad96d7a">
            <text:p>PS</text:p>
          </table:table-cell>
          <table:table-cell table:style-name="a8d92ee">
            <text:p>Mathias Eskildsen</text:p>
          </table:table-cell>
          <table:table-cell table:style-name="a9def00">
            <text:p>0606854451</text:p>
          </table:table-cell>
          <table:table-cell table:style-name="a71be05">
            <text:p>Tøttrup, Jette - overlæge, speciallæge i psykiatri</text:p>
          </table:table-cell>
          <table:table-cell table:style-name="a8cb52d">
            <text:p/>
          </table:table-cell>
          <table:table-cell table:style-name="ab8e6a8">
            <text:p>Afsluttet</text:p>
          </table:table-cell>
          <table:table-cell table:style-name="afe3b98">
            <text:p/>
          </table:table-cell>
        </table:table-row>
        <table:table-row>
          <table:table-cell table:style-name="a0326a4">
            <text:p>80</text:p>
          </table:table-cell>
          <table:table-cell table:style-name="a4f276c">
            <text:p>PS</text:p>
          </table:table-cell>
          <table:table-cell table:style-name="af72cd0">
            <text:p>Mona Hedegård</text:p>
          </table:table-cell>
          <table:table-cell table:style-name="ac38eb4">
            <text:p>0704483732</text:p>
          </table:table-cell>
          <table:table-cell table:style-name="a891bca">
            <text:p/>
          </table:table-cell>
          <table:table-cell table:style-name="acc8a47">
            <text:p/>
          </table:table-cell>
          <table:table-cell table:style-name="a54085b">
            <text:p>Afsluttet</text:p>
          </table:table-cell>
          <table:table-cell table:style-name="ac6f9b0">
            <text:p/>
          </table:table-cell>
        </table:table-row>
        <table:table-row>
          <table:table-cell table:style-name="af4e7b2">
            <text:p>60</text:p>
          </table:table-cell>
          <table:table-cell table:style-name="ac6f2ba">
            <text:p>PS</text:p>
          </table:table-cell>
          <table:table-cell table:style-name="a2439b3">
            <text:p>Hans Eskildsen</text:p>
          </table:table-cell>
          <table:table-cell table:style-name="a8ecc7d">
            <text:p>2708847895</text:p>
          </table:table-cell>
          <table:table-cell table:style-name="a1dbbbd">
            <text:p/>
          </table:table-cell>
          <table:table-cell table:style-name="af5501e">
            <text:p/>
          </table:table-cell>
          <table:table-cell table:style-name="aef34e0">
            <text:p>Afsluttet</text:p>
          </table:table-cell>
          <table:table-cell table:style-name="aaa9796">
            <text:p/>
          </table:table-cell>
        </table:table-row>
        <table:table-row>
          <table:table-cell table:style-name="ac1345d">
            <text:p>83</text:p>
          </table:table-cell>
          <table:table-cell table:style-name="a10c52c">
            <text:p>PS</text:p>
          </table:table-cell>
          <table:table-cell table:style-name="a92a7bd">
            <text:p>Hans Hermansen</text:p>
          </table:table-cell>
          <table:table-cell table:style-name="a334489">
            <text:p>1404869607</text:p>
          </table:table-cell>
          <table:table-cell table:style-name="a32be18">
            <text:p/>
          </table:table-cell>
          <table:table-cell table:style-name="a66f086">
            <text:p/>
          </table:table-cell>
          <table:table-cell table:style-name="a47e233">
            <text:p>Afsluttet</text:p>
          </table:table-cell>
          <table:table-cell table:style-name="ac58711">
            <text:p/>
          </table:table-cell>
        </table:table-row>
        <table:table-row>
          <table:table-cell table:style-name="aaeed8f">
            <text:p>61</text:p>
          </table:table-cell>
          <table:table-cell table:style-name="a2986e1">
            <text:p>PS</text:p>
          </table:table-cell>
          <table:table-cell table:style-name="a7f529b">
            <text:p>Mona Eskildsen</text:p>
          </table:table-cell>
          <table:table-cell table:style-name="a1328c0">
            <text:p>1603810116</text:p>
          </table:table-cell>
          <table:table-cell table:style-name="a181c9f">
            <text:p/>
          </table:table-cell>
          <table:table-cell table:style-name="a9de0af">
            <text:p/>
          </table:table-cell>
          <table:table-cell table:style-name="a1a8817">
            <text:p/>
          </table:table-cell>
          <table:table-cell table:style-name="a75f131">
            <text:p/>
          </table:table-cell>
        </table:table-row>
        <table:table-row>
          <table:table-cell table:style-name="a79de87">
            <text:p>52</text:p>
          </table:table-cell>
          <table:table-cell table:style-name="a415d64">
            <text:p>PS</text:p>
          </table:table-cell>
          <table:table-cell table:style-name="a696d0d">
            <text:p>Mogens Nielsen</text:p>
          </table:table-cell>
          <table:table-cell table:style-name="ac52cd9">
            <text:p>0903687777</text:p>
          </table:table-cell>
          <table:table-cell table:style-name="a111d2e">
            <text:p/>
          </table:table-cell>
          <table:table-cell table:style-name="af1be41">
            <text:p/>
          </table:table-cell>
          <table:table-cell table:style-name="a73abab">
            <text:p>Afsluttet</text:p>
          </table:table-cell>
          <table:table-cell table:style-name="a0d145b">
            <text:p/>
          </table:table-cell>
        </table:table-row>
        <table:table-row>
          <table:table-cell table:style-name="abef163">
            <text:p>36</text:p>
          </table:table-cell>
          <table:table-cell table:style-name="a2adabc">
            <text:p>PS</text:p>
          </table:table-cell>
          <table:table-cell table:style-name="a836e78">
            <text:p>Kurt Madsen</text:p>
          </table:table-cell>
          <table:table-cell table:style-name="aad966c">
            <text:p>0511471645</text:p>
          </table:table-cell>
          <table:table-cell table:style-name="abc8848">
            <text:p>Harees, Farahna - lægekonsulent, speciallæge i psykiatri</text:p>
          </table:table-cell>
          <table:table-cell table:style-name="a755065">
            <text:p/>
          </table:table-cell>
          <table:table-cell table:style-name="a9aeefd">
            <text:p>Afsluttet</text:p>
          </table:table-cell>
          <table:table-cell table:style-name="ad44658">
            <text:p/>
          </table:table-cell>
        </table:table-row>
        <table:table-row>
          <table:table-cell table:style-name="a1ea7b2">
            <text:p>31</text:p>
          </table:table-cell>
          <table:table-cell table:style-name="a341076">
            <text:p>PS</text:p>
          </table:table-cell>
          <table:table-cell table:style-name="a7a8475">
            <text:p>Ulla Eskildsen</text:p>
          </table:table-cell>
          <table:table-cell table:style-name="a3b70fe">
            <text:p>1608450670</text:p>
          </table:table-cell>
          <table:table-cell table:style-name="a37a3ac">
            <text:p>Harees, Farahna - lægekonsulent, speciallæge i psykiatri</text:p>
          </table:table-cell>
          <table:table-cell table:style-name="a18ecd4">
            <text:p/>
          </table:table-cell>
          <table:table-cell table:style-name="a212496">
            <text:p>Afsluttet</text:p>
          </table:table-cell>
          <table:table-cell table:style-name="a969a6d">
            <text:p/>
          </table:table-cell>
        </table:table-row>
        <table:table-row>
          <table:table-cell table:style-name="a2ed701">
            <text:p>29</text:p>
          </table:table-cell>
          <table:table-cell table:style-name="aaa86bc">
            <text:p>PS</text:p>
          </table:table-cell>
          <table:table-cell table:style-name="a3d8861">
            <text:p>Kirstine Hedegård</text:p>
          </table:table-cell>
          <table:table-cell table:style-name="a1ae610">
            <text:p>0601717972</text:p>
          </table:table-cell>
          <table:table-cell table:style-name="a34f0dc">
            <text:p>Harees, Farahna - lægekonsulent, speciallæge i psykiatri</text:p>
          </table:table-cell>
          <table:table-cell table:style-name="a7040ec">
            <text:p/>
          </table:table-cell>
          <table:table-cell table:style-name="ada6709">
            <text:p/>
          </table:table-cell>
          <table:table-cell table:style-name="a202b60">
            <text:p/>
          </table:table-cell>
        </table:table-row>
        <table:table-row>
          <table:table-cell table:style-name="a94a96f">
            <text:p>33</text:p>
          </table:table-cell>
          <table:table-cell table:style-name="a8b1764">
            <text:p>PS</text:p>
          </table:table-cell>
          <table:table-cell table:style-name="aac78ec">
            <text:p>Mogens Østergaard</text:p>
          </table:table-cell>
          <table:table-cell table:style-name="aedb932">
            <text:p>1506726613</text:p>
          </table:table-cell>
          <table:table-cell table:style-name="a7fafb5">
            <text:p>Harees, Farahna - lægekonsulent, speciallæge i psykiatri</text:p>
          </table:table-cell>
          <table:table-cell table:style-name="abc7eba">
            <text:p/>
          </table:table-cell>
          <table:table-cell table:style-name="acd348b">
            <text:p>Afsluttet</text:p>
          </table:table-cell>
          <table:table-cell table:style-name="a64098f">
            <text:p/>
          </table:table-cell>
        </table:table-row>
        <table:table-row>
          <table:table-cell table:style-name="adfe23b">
            <text:p>24</text:p>
          </table:table-cell>
          <table:table-cell table:style-name="a1eacfa">
            <text:p>PS</text:p>
          </table:table-cell>
          <table:table-cell table:style-name="a5977ad">
            <text:p>Hans Eskildsen</text:p>
          </table:table-cell>
          <table:table-cell table:style-name="a5ae816">
            <text:p>0202839827</text:p>
          </table:table-cell>
          <table:table-cell table:style-name="aa524fe">
            <text:p>Harees, Farahna - lægekonsulent, speciallæge i psykiatri</text:p>
          </table:table-cell>
          <table:table-cell table:style-name="a1bee12">
            <text:p/>
          </table:table-cell>
          <table:table-cell table:style-name="a5f8e78">
            <text:p/>
          </table:table-cell>
          <table:table-cell table:style-name="a39ccff">
            <text:p/>
          </table:table-cell>
        </table:table-row>
        <table:table-row>
          <table:table-cell table:style-name="a006656">
            <text:p>16</text:p>
          </table:table-cell>
          <table:table-cell table:style-name="a84e5d7">
            <text:p>PS</text:p>
          </table:table-cell>
          <table:table-cell table:style-name="ac44aac">
            <text:p>Clara Hedegård</text:p>
          </table:table-cell>
          <table:table-cell table:style-name="a866e98">
            <text:p>2305469048</text:p>
          </table:table-cell>
          <table:table-cell table:style-name="abca4f3">
            <text:p/>
          </table:table-cell>
          <table:table-cell table:style-name="affe195">
            <text:p/>
          </table:table-cell>
          <table:table-cell table:style-name="a4b1ce9">
            <text:p/>
          </table:table-cell>
          <table:table-cell table:style-name="ae3cb69">
            <text:p/>
          </table:table-cell>
        </table:table-row>
        <table:table-row>
          <table:table-cell table:style-name="a6f08ec">
            <text:p>46</text:p>
          </table:table-cell>
          <table:table-cell table:style-name="a6d9b2e">
            <text:p>PS</text:p>
          </table:table-cell>
          <table:table-cell table:style-name="ab961fa">
            <text:p>Emma Frost</text:p>
          </table:table-cell>
          <table:table-cell table:style-name="a422ed4">
            <text:p>1409632290</text:p>
          </table:table-cell>
          <table:table-cell table:style-name="a8761d9">
            <text:p/>
          </table:table-cell>
          <table:table-cell table:style-name="a4a0fcb">
            <text:p/>
          </table:table-cell>
          <table:table-cell table:style-name="a215645">
            <text:p>Afsluttet</text:p>
          </table:table-cell>
          <table:table-cell table:style-name="acef250">
            <text:p/>
          </table:table-cell>
        </table:table-row>
        <table:table-row>
          <table:table-cell table:style-name="a629c00">
            <text:p>21</text:p>
          </table:table-cell>
          <table:table-cell table:style-name="a824c1b">
            <text:p>PS</text:p>
          </table:table-cell>
          <table:table-cell table:style-name="abd6136">
            <text:p>Ulla Hedegård</text:p>
          </table:table-cell>
          <table:table-cell table:style-name="a88fd34">
            <text:p>1611625580</text:p>
          </table:table-cell>
          <table:table-cell table:style-name="a60fe90">
            <text:p>Harees, Farahna - lægekonsulent, speciallæge i psykiatri</text:p>
          </table:table-cell>
          <table:table-cell table:style-name="ab25029">
            <text:p/>
          </table:table-cell>
          <table:table-cell table:style-name="a68aace">
            <text:p/>
          </table:table-cell>
          <table:table-cell table:style-name="a3d450a">
            <text:p/>
          </table:table-cell>
        </table:table-row>
        <table:table-row>
          <table:table-cell table:style-name="aaa44f0">
            <text:p>37</text:p>
          </table:table-cell>
          <table:table-cell table:style-name="a406cb7">
            <text:p>PS</text:p>
          </table:table-cell>
          <table:table-cell table:style-name="aae2d29">
            <text:p>Hans Vestergaard</text:p>
          </table:table-cell>
          <table:table-cell table:style-name="a14d080">
            <text:p>0203495283</text:p>
          </table:table-cell>
          <table:table-cell table:style-name="ab9e51c">
            <text:p>Harees, Farahna - lægekonsulent, speciallæge i psykiatri</text:p>
          </table:table-cell>
          <table:table-cell table:style-name="a55bc2d">
            <text:p/>
          </table:table-cell>
          <table:table-cell table:style-name="a9bb432">
            <text:p>Afsluttet</text:p>
          </table:table-cell>
          <table:table-cell table:style-name="acbfed4">
            <text:p/>
          </table:table-cell>
        </table:table-row>
        <table:table-row>
          <table:table-cell table:style-name="a06150e">
            <text:p>74</text:p>
          </table:table-cell>
          <table:table-cell table:style-name="a459921">
            <text:p>PS</text:p>
          </table:table-cell>
          <table:table-cell table:style-name="a027d4e">
            <text:p>Mathias Eskildsen</text:p>
          </table:table-cell>
          <table:table-cell table:style-name="a2115ed">
            <text:p>0504859075</text:p>
          </table:table-cell>
          <table:table-cell table:style-name="a14613c">
            <text:p>Harees, Farahna - lægekonsulent, speciallæge i psykiatri</text:p>
          </table:table-cell>
          <table:table-cell table:style-name="a903460">
            <text:p/>
          </table:table-cell>
          <table:table-cell table:style-name="a93691e">
            <text:p>Afsluttet</text:p>
          </table:table-cell>
          <table:table-cell table:style-name="a0658e3">
            <text:p/>
          </table:table-cell>
        </table:table-row>
        <table:table-row>
          <table:table-cell table:style-name="a16e628">
            <text:p>34</text:p>
          </table:table-cell>
          <table:table-cell table:style-name="a4eac96">
            <text:p>PS</text:p>
          </table:table-cell>
          <table:table-cell table:style-name="a50f161">
            <text:p>Kurt Madsen</text:p>
          </table:table-cell>
          <table:table-cell table:style-name="aaa2932">
            <text:p>1503515521</text:p>
          </table:table-cell>
          <table:table-cell table:style-name="abd7ef7">
            <text:p>Harees, Farahna - lægekonsulent, speciallæge i psykiatri</text:p>
          </table:table-cell>
          <table:table-cell table:style-name="a814974">
            <text:p/>
          </table:table-cell>
          <table:table-cell table:style-name="a2554c8">
            <text:p>Afsluttet</text:p>
          </table:table-cell>
          <table:table-cell table:style-name="a75f46f">
            <text:p/>
          </table:table-cell>
        </table:table-row>
        <table:table-row>
          <table:table-cell table:style-name="a3e7b21">
            <text:p>1</text:p>
          </table:table-cell>
          <table:table-cell table:style-name="a6abc7b">
            <text:p>PS</text:p>
          </table:table-cell>
          <table:table-cell table:style-name="a07aaf8">
            <text:p>Ingrid Eskildsen</text:p>
          </table:table-cell>
          <table:table-cell table:style-name="abaf091">
            <text:p>1304521294</text:p>
          </table:table-cell>
          <table:table-cell table:style-name="abaad2b">
            <text:p/>
          </table:table-cell>
          <table:table-cell table:style-name="add8947">
            <text:p/>
          </table:table-cell>
          <table:table-cell table:style-name="afed283">
            <text:p/>
          </table:table-cell>
          <table:table-cell table:style-name="ae1e8c9">
            <text:p/>
          </table:table-cell>
        </table:table-row>
        <table:table-row>
          <table:table-cell table:style-name="a08e479">
            <text:p>38</text:p>
          </table:table-cell>
          <table:table-cell table:style-name="a22f771">
            <text:p>PS</text:p>
          </table:table-cell>
          <table:table-cell table:style-name="a7d6b09">
            <text:p>Mathilde Hansen</text:p>
          </table:table-cell>
          <table:table-cell table:style-name="a999ceb">
            <text:p>2304660596</text:p>
          </table:table-cell>
          <table:table-cell table:style-name="aa52420">
            <text:p>Harees, Farahna - lægekonsulent, speciallæge i psykiatri</text:p>
          </table:table-cell>
          <table:table-cell table:style-name="aed2ffe">
            <text:p/>
          </table:table-cell>
          <table:table-cell table:style-name="a064d50">
            <text:p>Afsluttet</text:p>
          </table:table-cell>
          <table:table-cell table:style-name="aad7567">
            <text:p/>
          </table:table-cell>
        </table:table-row>
        <table:table-row>
          <table:table-cell table:style-name="af828e0">
            <text:p>19</text:p>
          </table:table-cell>
          <table:table-cell table:style-name="a986862">
            <text:p>PS</text:p>
          </table:table-cell>
          <table:table-cell table:style-name="ac53380">
            <text:p>Ulla Eskildsen</text:p>
          </table:table-cell>
          <table:table-cell table:style-name="ae48dd0">
            <text:p>1809731792</text:p>
          </table:table-cell>
          <table:table-cell table:style-name="a6c1015">
            <text:p/>
          </table:table-cell>
          <table:table-cell table:style-name="ad93d0e">
            <text:p/>
          </table:table-cell>
          <table:table-cell table:style-name="acb8369">
            <text:p/>
          </table:table-cell>
          <table:table-cell table:style-name="a8757f6">
            <text:p/>
          </table:table-cell>
        </table:table-row>
        <table:table-row>
          <table:table-cell table:style-name="acb31ca">
            <text:p>6</text:p>
          </table:table-cell>
          <table:table-cell table:style-name="ad89d93">
            <text:p>PS</text:p>
          </table:table-cell>
          <table:table-cell table:style-name="aed6ccf">
            <text:p>Mathias Hansen</text:p>
          </table:table-cell>
          <table:table-cell table:style-name="af0598d">
            <text:p>1208614333</text:p>
          </table:table-cell>
          <table:table-cell table:style-name="a367fd2">
            <text:p/>
          </table:table-cell>
          <table:table-cell table:style-name="aa7ec50">
            <text:p/>
          </table:table-cell>
          <table:table-cell table:style-name="acfcdd7">
            <text:p/>
          </table:table-cell>
          <table:table-cell table:style-name="adac668">
            <text:p/>
          </table:table-cell>
        </table:table-row>
        <table:table-row>
          <table:table-cell table:style-name="a98fbf7">
            <text:p>47</text:p>
          </table:table-cell>
          <table:table-cell table:style-name="aea33b3">
            <text:p>PS</text:p>
          </table:table-cell>
          <table:table-cell table:style-name="a938f79">
            <text:p>Jens Nielsen</text:p>
          </table:table-cell>
          <table:table-cell table:style-name="af7f93e">
            <text:p>2602683245</text:p>
          </table:table-cell>
          <table:table-cell table:style-name="ade1736">
            <text:p/>
          </table:table-cell>
          <table:table-cell table:style-name="a89930c">
            <text:p/>
          </table:table-cell>
          <table:table-cell table:style-name="aaf6bff">
            <text:p>Afsluttet</text:p>
          </table:table-cell>
          <table:table-cell table:style-name="ab30d07">
            <text:p/>
          </table:table-cell>
        </table:table-row>
        <table:table-row>
          <table:table-cell table:style-name="a590c0a">
            <text:p>73</text:p>
          </table:table-cell>
          <table:table-cell table:style-name="a5244ea">
            <text:p>PS</text:p>
          </table:table-cell>
          <table:table-cell table:style-name="af551a5">
            <text:p>Jens Hermansen</text:p>
          </table:table-cell>
          <table:table-cell table:style-name="af018de">
            <text:p>0311418023</text:p>
          </table:table-cell>
          <table:table-cell table:style-name="abb85c9">
            <text:p>Harees, Farahna - lægekonsulent, speciallæge i psykiatri</text:p>
          </table:table-cell>
          <table:table-cell table:style-name="a56e10f">
            <text:p/>
          </table:table-cell>
          <table:table-cell table:style-name="a74d332">
            <text:p/>
          </table:table-cell>
          <table:table-cell table:style-name="a02d083">
            <text:p/>
          </table:table-cell>
        </table:table-row>
        <table:table-row>
          <table:table-cell table:style-name="ab22714">
            <text:p>40</text:p>
          </table:table-cell>
          <table:table-cell table:style-name="a13bbed">
            <text:p>PS</text:p>
          </table:table-cell>
          <table:table-cell table:style-name="ae858b2">
            <text:p>Emma Vestergaard</text:p>
          </table:table-cell>
          <table:table-cell table:style-name="a0e8b56">
            <text:p>0311795592</text:p>
          </table:table-cell>
          <table:table-cell table:style-name="abdc14d">
            <text:p>Harees, Farahna - lægekonsulent, speciallæge i psykiatri</text:p>
          </table:table-cell>
          <table:table-cell table:style-name="a6185b8">
            <text:p/>
          </table:table-cell>
          <table:table-cell table:style-name="a9f023b">
            <text:p>Afsluttet</text:p>
          </table:table-cell>
          <table:table-cell table:style-name="a7ff3ff">
            <text:p/>
          </table:table-cell>
        </table:table-row>
        <table:table-row>
          <table:table-cell table:style-name="a284f29">
            <text:p>39</text:p>
          </table:table-cell>
          <table:table-cell table:style-name="a698b08">
            <text:p>PS</text:p>
          </table:table-cell>
          <table:table-cell table:style-name="a616ec0">
            <text:p>Kurt Fischer</text:p>
          </table:table-cell>
          <table:table-cell table:style-name="a56e28a">
            <text:p>0507428369</text:p>
          </table:table-cell>
          <table:table-cell table:style-name="a050449">
            <text:p>Harees, Farahna - lægekonsulent, speciallæge i psykiatri</text:p>
          </table:table-cell>
          <table:table-cell table:style-name="af83907">
            <text:p/>
          </table:table-cell>
          <table:table-cell table:style-name="aa3d8f5">
            <text:p>Afsluttet</text:p>
          </table:table-cell>
          <table:table-cell table:style-name="a852328">
            <text:p/>
          </table:table-cell>
        </table:table-row>
        <table:table-row>
          <table:table-cell table:style-name="a0303ea">
            <text:p>30</text:p>
          </table:table-cell>
          <table:table-cell table:style-name="abcc733">
            <text:p>PS</text:p>
          </table:table-cell>
          <table:table-cell table:style-name="a743c45">
            <text:p>Jens Hedegård</text:p>
          </table:table-cell>
          <table:table-cell table:style-name="abd2b71">
            <text:p>1906503475</text:p>
          </table:table-cell>
          <table:table-cell table:style-name="a7a909e">
            <text:p>Harees, Farahna - lægekonsulent, speciallæge i psykiatri</text:p>
          </table:table-cell>
          <table:table-cell table:style-name="a3f28b0">
            <text:p/>
          </table:table-cell>
          <table:table-cell table:style-name="af773d4">
            <text:p/>
          </table:table-cell>
          <table:table-cell table:style-name="aaa0042">
            <text:p/>
          </table:table-cell>
        </table:table-row>
        <table:table-row>
          <table:table-cell table:style-name="a84c71b">
            <text:p>66</text:p>
          </table:table-cell>
          <table:table-cell table:style-name="a97a722">
            <text:p>PS</text:p>
          </table:table-cell>
          <table:table-cell table:style-name="af48598">
            <text:p>Ulla Hedegård</text:p>
          </table:table-cell>
          <table:table-cell table:style-name="aafce1e">
            <text:p>1509408230</text:p>
          </table:table-cell>
          <table:table-cell table:style-name="a1e3616">
            <text:p>Harees, Farahna - lægekonsulent, speciallæge i psykiatri</text:p>
          </table:table-cell>
          <table:table-cell table:style-name="a3dc927">
            <text:p/>
          </table:table-cell>
          <table:table-cell table:style-name="ae18b7b">
            <text:p/>
          </table:table-cell>
          <table:table-cell table:style-name="a02f633">
            <text:p/>
          </table:table-cell>
        </table:table-row>
        <table:table-row>
          <table:table-cell table:style-name="a4ce52f">
            <text:p>45</text:p>
          </table:table-cell>
          <table:table-cell table:style-name="a966650">
            <text:p>PS</text:p>
          </table:table-cell>
          <table:table-cell table:style-name="a21ec8c">
            <text:p>Kurt Nielsen</text:p>
          </table:table-cell>
          <table:table-cell table:style-name="a1991d3">
            <text:p>0702775379</text:p>
          </table:table-cell>
          <table:table-cell table:style-name="a029cf2">
            <text:p>Harees, Farahna - lægekonsulent, speciallæge i psykiatri</text:p>
          </table:table-cell>
          <table:table-cell table:style-name="a430ab5">
            <text:p/>
          </table:table-cell>
          <table:table-cell table:style-name="aa9d847">
            <text:p>Afsluttet</text:p>
          </table:table-cell>
          <table:table-cell table:style-name="a39ae9a">
            <text:p/>
          </table:table-cell>
        </table:table-row>
        <table:table-row>
          <table:table-cell table:style-name="afc81d9">
            <text:p>63</text:p>
          </table:table-cell>
          <table:table-cell table:style-name="a970c13">
            <text:p>PS</text:p>
          </table:table-cell>
          <table:table-cell table:style-name="a0735ee">
            <text:p>Niels Eskildsen</text:p>
          </table:table-cell>
          <table:table-cell table:style-name="a2cc50e">
            <text:p>0104565115</text:p>
          </table:table-cell>
          <table:table-cell table:style-name="a31547a">
            <text:p/>
          </table:table-cell>
          <table:table-cell table:style-name="a00f282">
            <text:p/>
          </table:table-cell>
          <table:table-cell table:style-name="ae479e2">
            <text:p/>
          </table:table-cell>
          <table:table-cell table:style-name="aef2bdb">
            <text:p/>
          </table:table-cell>
        </table:table-row>
        <table:table-row>
          <table:table-cell table:style-name="a77e89f">
            <text:p>2</text:p>
          </table:table-cell>
          <table:table-cell table:style-name="aa916ad">
            <text:p>PS</text:p>
          </table:table-cell>
          <table:table-cell table:style-name="a761325">
            <text:p>Ulla Eskildsen</text:p>
          </table:table-cell>
          <table:table-cell table:style-name="a88899d">
            <text:p>0611889576</text:p>
          </table:table-cell>
          <table:table-cell table:style-name="aefa591">
            <text:p/>
          </table:table-cell>
          <table:table-cell table:style-name="a0097ac">
            <text:p/>
          </table:table-cell>
          <table:table-cell table:style-name="ae762d3">
            <text:p/>
          </table:table-cell>
          <table:table-cell table:style-name="a188734">
            <text:p/>
          </table:table-cell>
        </table:table-row>
        <table:table-row>
          <table:table-cell table:style-name="a5d2162">
            <text:p>14</text:p>
          </table:table-cell>
          <table:table-cell table:style-name="a7e0a59">
            <text:p>PS</text:p>
          </table:table-cell>
          <table:table-cell table:style-name="ac86fbe">
            <text:p>Lykke Hermansen</text:p>
          </table:table-cell>
          <table:table-cell table:style-name="a8944ae">
            <text:p>1205836240</text:p>
          </table:table-cell>
          <table:table-cell table:style-name="a1d2944">
            <text:p/>
          </table:table-cell>
          <table:table-cell table:style-name="a4f844f">
            <text:p/>
          </table:table-cell>
          <table:table-cell table:style-name="ab1c80d">
            <text:p/>
          </table:table-cell>
          <table:table-cell table:style-name="a4752c4">
            <text:p/>
          </table:table-cell>
        </table:table-row>
        <table:table-row>
          <table:table-cell table:style-name="a88c8f8">
            <text:p>56</text:p>
          </table:table-cell>
          <table:table-cell table:style-name="a5be45c">
            <text:p>PS</text:p>
          </table:table-cell>
          <table:table-cell table:style-name="ad042f6">
            <text:p>Kurt Østergaard</text:p>
          </table:table-cell>
          <table:table-cell table:style-name="ad532da">
            <text:p>2206703929</text:p>
          </table:table-cell>
          <table:table-cell table:style-name="aa52350">
            <text:p/>
          </table:table-cell>
          <table:table-cell table:style-name="a877a9d">
            <text:p/>
          </table:table-cell>
          <table:table-cell table:style-name="ace947e">
            <text:p>Afsluttet</text:p>
          </table:table-cell>
          <table:table-cell table:style-name="a0e9fa3">
            <text:p/>
          </table:table-cell>
        </table:table-row>
        <table:table-row>
          <table:table-cell table:style-name="ac22db4">
            <text:p>62</text:p>
          </table:table-cell>
          <table:table-cell table:style-name="ad27215">
            <text:p>PS</text:p>
          </table:table-cell>
          <table:table-cell table:style-name="a9ee551">
            <text:p>Mona Hedegård</text:p>
          </table:table-cell>
          <table:table-cell table:style-name="a76203b">
            <text:p>1509489078</text:p>
          </table:table-cell>
          <table:table-cell table:style-name="a3ba0c4">
            <text:p/>
          </table:table-cell>
          <table:table-cell table:style-name="a919de8">
            <text:p/>
          </table:table-cell>
          <table:table-cell table:style-name="afae0a2">
            <text:p/>
          </table:table-cell>
          <table:table-cell table:style-name="af5a7ed">
            <text:p/>
          </table:table-cell>
        </table:table-row>
        <table:table-row>
          <table:table-cell table:style-name="ae7affc">
            <text:p>44</text:p>
          </table:table-cell>
          <table:table-cell table:style-name="ab48c10">
            <text:p>PS</text:p>
          </table:table-cell>
          <table:table-cell table:style-name="a0cea26">
            <text:p>Mathias Hermansen</text:p>
          </table:table-cell>
          <table:table-cell table:style-name="a114477">
            <text:p>0202805085</text:p>
          </table:table-cell>
          <table:table-cell table:style-name="adf5a7f">
            <text:p>Harees, Farahna - lægekonsulent, speciallæge i psykiatri</text:p>
          </table:table-cell>
          <table:table-cell table:style-name="ac5ffb6">
            <text:p/>
          </table:table-cell>
          <table:table-cell table:style-name="a996e10">
            <text:p>Afsluttet</text:p>
          </table:table-cell>
          <table:table-cell table:style-name="aa91cda">
            <text:p/>
          </table:table-cell>
        </table:table-row>
        <table:table-row>
          <table:table-cell table:style-name="a3466d6">
            <text:p>51</text:p>
          </table:table-cell>
          <table:table-cell table:style-name="a163510">
            <text:p>PS</text:p>
          </table:table-cell>
          <table:table-cell table:style-name="a2b7d2f">
            <text:p>Ingrid Fischer</text:p>
          </table:table-cell>
          <table:table-cell table:style-name="a0e42d3">
            <text:p>1002715390</text:p>
          </table:table-cell>
          <table:table-cell table:style-name="ad95bd0">
            <text:p/>
          </table:table-cell>
          <table:table-cell table:style-name="a4890ce">
            <text:p/>
          </table:table-cell>
          <table:table-cell table:style-name="a3c270c">
            <text:p>Afsluttet</text:p>
          </table:table-cell>
          <table:table-cell table:style-name="a5c18c2">
            <text:p/>
          </table:table-cell>
        </table:table-row>
        <table:table-row>
          <table:table-cell table:style-name="a780874">
            <text:p>11</text:p>
          </table:table-cell>
          <table:table-cell table:style-name="a509d22">
            <text:p>PS</text:p>
          </table:table-cell>
          <table:table-cell table:style-name="a08441e">
            <text:p>Kirstine Madsen</text:p>
          </table:table-cell>
          <table:table-cell table:style-name="abe4e42">
            <text:p>1603469290</text:p>
          </table:table-cell>
          <table:table-cell table:style-name="a336cf8">
            <text:p/>
          </table:table-cell>
          <table:table-cell table:style-name="ac47648">
            <text:p/>
          </table:table-cell>
          <table:table-cell table:style-name="acca214">
            <text:p/>
          </table:table-cell>
          <table:table-cell table:style-name="a89b535">
            <text:p/>
          </table:table-cell>
        </table:table-row>
        <table:table-row>
          <table:table-cell table:style-name="a5a16ce">
            <text:p>57</text:p>
          </table:table-cell>
          <table:table-cell table:style-name="a4d08b0">
            <text:p>PS</text:p>
          </table:table-cell>
          <table:table-cell table:style-name="a6cc426">
            <text:p>Hans Hansen</text:p>
          </table:table-cell>
          <table:table-cell table:style-name="ad47177">
            <text:p>0809779747</text:p>
          </table:table-cell>
          <table:table-cell table:style-name="ade41c3">
            <text:p/>
          </table:table-cell>
          <table:table-cell table:style-name="ae6c2a2">
            <text:p/>
          </table:table-cell>
          <table:table-cell table:style-name="a1ca977">
            <text:p>Afsluttet</text:p>
          </table:table-cell>
          <table:table-cell table:style-name="a88450c">
            <text:p/>
          </table:table-cell>
        </table:table-row>
        <table:table-row>
          <table:table-cell table:style-name="a01502a">
            <text:p>81</text:p>
          </table:table-cell>
          <table:table-cell table:style-name="a979b8c">
            <text:p>PS</text:p>
          </table:table-cell>
          <table:table-cell table:style-name="a824b8f">
            <text:p>Niels Frost</text:p>
          </table:table-cell>
          <table:table-cell table:style-name="abffaf1">
            <text:p>1703629845</text:p>
          </table:table-cell>
          <table:table-cell table:style-name="a006c16">
            <text:p/>
          </table:table-cell>
          <table:table-cell table:style-name="a3992c9">
            <text:p/>
          </table:table-cell>
          <table:table-cell table:style-name="ae7c6db">
            <text:p>Afsluttet</text:p>
          </table:table-cell>
          <table:table-cell table:style-name="a9f3272">
            <text:p/>
          </table:table-cell>
        </table:table-row>
        <table:table-row>
          <table:table-cell table:style-name="ab863ab">
            <text:p>49</text:p>
          </table:table-cell>
          <table:table-cell table:style-name="afb0804">
            <text:p>PS</text:p>
          </table:table-cell>
          <table:table-cell table:style-name="a835f46">
            <text:p>Mogens Nielsen</text:p>
          </table:table-cell>
          <table:table-cell table:style-name="aba0d0f">
            <text:p>2708777887</text:p>
          </table:table-cell>
          <table:table-cell table:style-name="a27127b">
            <text:p/>
          </table:table-cell>
          <table:table-cell table:style-name="a408f2d">
            <text:p/>
          </table:table-cell>
          <table:table-cell table:style-name="a8ed2d7">
            <text:p>Afsluttet</text:p>
          </table:table-cell>
          <table:table-cell table:style-name="a9080fa">
            <text:p/>
          </table:table-cell>
        </table:table-row>
        <table:table-row>
          <table:table-cell table:style-name="a68e9eb">
            <text:p>12</text:p>
          </table:table-cell>
          <table:table-cell table:style-name="aa621f1">
            <text:p>PS</text:p>
          </table:table-cell>
          <table:table-cell table:style-name="ae3ac6b">
            <text:p>Kirstine Eskildsen</text:p>
          </table:table-cell>
          <table:table-cell table:style-name="a97521d">
            <text:p>1210492216</text:p>
          </table:table-cell>
          <table:table-cell table:style-name="a516ab8">
            <text:p/>
          </table:table-cell>
          <table:table-cell table:style-name="af7d0d0">
            <text:p/>
          </table:table-cell>
          <table:table-cell table:style-name="a16887b">
            <text:p/>
          </table:table-cell>
          <table:table-cell table:style-name="ac6f3af">
            <text:p/>
          </table:table-cell>
        </table:table-row>
        <table:table-row>
          <table:table-cell table:style-name="a05a17e">
            <text:p>7</text:p>
          </table:table-cell>
          <table:table-cell table:style-name="a1c55c1">
            <text:p>PS</text:p>
          </table:table-cell>
          <table:table-cell table:style-name="a977de5">
            <text:p>Emma Nielsen</text:p>
          </table:table-cell>
          <table:table-cell table:style-name="aaed465">
            <text:p>1904874982</text:p>
          </table:table-cell>
          <table:table-cell table:style-name="a0ff859">
            <text:p/>
          </table:table-cell>
          <table:table-cell table:style-name="a162a59">
            <text:p/>
          </table:table-cell>
          <table:table-cell table:style-name="a321ce3">
            <text:p/>
          </table:table-cell>
          <table:table-cell table:style-name="a99d721">
            <text:p/>
          </table:table-cell>
        </table:table-row>
        <table:table-row>
          <table:table-cell table:style-name="a3cef8c">
            <text:p>71</text:p>
          </table:table-cell>
          <table:table-cell table:style-name="a720392">
            <text:p>PS</text:p>
          </table:table-cell>
          <table:table-cell table:style-name="a63b5ec">
            <text:p>Hans Hedegård</text:p>
          </table:table-cell>
          <table:table-cell table:style-name="a66fa42">
            <text:p>1703416261</text:p>
          </table:table-cell>
          <table:table-cell table:style-name="a308f42">
            <text:p>Harees, Farahna - lægekonsulent, speciallæge i psykiatri</text:p>
          </table:table-cell>
          <table:table-cell table:style-name="ab3d51c">
            <text:p/>
          </table:table-cell>
          <table:table-cell table:style-name="a62dac9">
            <text:p/>
          </table:table-cell>
          <table:table-cell table:style-name="a576f76">
            <text:p/>
          </table:table-cell>
        </table:table-row>
        <table:table-row>
          <table:table-cell table:style-name="a0ca45b">
            <text:p>65</text:p>
          </table:table-cell>
          <table:table-cell table:style-name="a95be3a">
            <text:p>PS</text:p>
          </table:table-cell>
          <table:table-cell table:style-name="a5f4b9d">
            <text:p>Jens Nielsen</text:p>
          </table:table-cell>
          <table:table-cell table:style-name="a39a629">
            <text:p>0103413077</text:p>
          </table:table-cell>
          <table:table-cell table:style-name="ab01a41">
            <text:p/>
          </table:table-cell>
          <table:table-cell table:style-name="a368235">
            <text:p/>
          </table:table-cell>
          <table:table-cell table:style-name="a75c213">
            <text:p/>
          </table:table-cell>
          <table:table-cell table:style-name="a070a79">
            <text:p/>
          </table:table-cell>
        </table:table-row>
        <table:table-row>
          <table:table-cell table:style-name="a1003e2">
            <text:p>54</text:p>
          </table:table-cell>
          <table:table-cell table:style-name="aa76e59">
            <text:p>PS</text:p>
          </table:table-cell>
          <table:table-cell table:style-name="a0f4c8b">
            <text:p>Ulla Nielsen</text:p>
          </table:table-cell>
          <table:table-cell table:style-name="a407ac0">
            <text:p>0410494792</text:p>
          </table:table-cell>
          <table:table-cell table:style-name="aeb259c">
            <text:p/>
          </table:table-cell>
          <table:table-cell table:style-name="aa3cf8d">
            <text:p/>
          </table:table-cell>
          <table:table-cell table:style-name="ae82b63">
            <text:p>Afsluttet</text:p>
          </table:table-cell>
          <table:table-cell table:style-name="a13b5ad">
            <text:p/>
          </table:table-cell>
        </table:table-row>
        <table:table-row>
          <table:table-cell table:style-name="aa11259">
            <text:p>48</text:p>
          </table:table-cell>
          <table:table-cell table:style-name="a9e596a">
            <text:p>PS</text:p>
          </table:table-cell>
          <table:table-cell table:style-name="ac6624a">
            <text:p>Niels Hansen</text:p>
          </table:table-cell>
          <table:table-cell table:style-name="a9a42eb">
            <text:p>2007677591</text:p>
          </table:table-cell>
          <table:table-cell table:style-name="a462da0">
            <text:p/>
          </table:table-cell>
          <table:table-cell table:style-name="abb20f3">
            <text:p/>
          </table:table-cell>
          <table:table-cell table:style-name="afc6fa7">
            <text:p>Afsluttet</text:p>
          </table:table-cell>
          <table:table-cell table:style-name="a50985b">
            <text:p/>
          </table:table-cell>
        </table:table-row>
        <table:table-row>
          <table:table-cell table:style-name="a2624c9">
            <text:p>76</text:p>
          </table:table-cell>
          <table:table-cell table:style-name="abf0cd2">
            <text:p>PS</text:p>
          </table:table-cell>
          <table:table-cell table:style-name="a30dc07">
            <text:p>Kurt Madsen</text:p>
          </table:table-cell>
          <table:table-cell table:style-name="a3a7ddc">
            <text:p>1509682497</text:p>
          </table:table-cell>
          <table:table-cell table:style-name="ac6b133">
            <text:p>Harees, Farahna - lægekonsulent, speciallæge i psykiatri</text:p>
          </table:table-cell>
          <table:table-cell table:style-name="a77dd28">
            <text:p/>
          </table:table-cell>
          <table:table-cell table:style-name="a8793a9">
            <text:p>Afsluttet</text:p>
          </table:table-cell>
          <table:table-cell table:style-name="a07f1a3">
            <text:p/>
          </table:table-cell>
        </table:table-row>
        <table:table-row>
          <table:table-cell table:style-name="a24b598">
            <text:p>79</text:p>
          </table:table-cell>
          <table:table-cell table:style-name="aa22cef">
            <text:p>PS</text:p>
          </table:table-cell>
          <table:table-cell table:style-name="a363c0f">
            <text:p>Mathilde Frost</text:p>
          </table:table-cell>
          <table:table-cell table:style-name="af40f23">
            <text:p>0806672974</text:p>
          </table:table-cell>
          <table:table-cell table:style-name="a560863">
            <text:p/>
          </table:table-cell>
          <table:table-cell table:style-name="add0eec">
            <text:p/>
          </table:table-cell>
          <table:table-cell table:style-name="ac0f7a1">
            <text:p>Afsluttet</text:p>
          </table:table-cell>
          <table:table-cell table:style-name="a05ba89">
            <text:p/>
          </table:table-cell>
        </table:table-row>
        <table:table-row>
          <table:table-cell table:style-name="af27d1f">
            <text:p>22</text:p>
          </table:table-cell>
          <table:table-cell table:style-name="acd282c">
            <text:p>PS</text:p>
          </table:table-cell>
          <table:table-cell table:style-name="a994965">
            <text:p>Kirstine Østergaard</text:p>
          </table:table-cell>
          <table:table-cell table:style-name="ad012bf">
            <text:p>1301869352</text:p>
          </table:table-cell>
          <table:table-cell table:style-name="aa6fef5">
            <text:p>Harees, Farahna - lægekonsulent, speciallæge i psykiatri</text:p>
          </table:table-cell>
          <table:table-cell table:style-name="a2b6a16">
            <text:p/>
          </table:table-cell>
          <table:table-cell table:style-name="a9d0ac0">
            <text:p/>
          </table:table-cell>
          <table:table-cell table:style-name="aceec09">
            <text:p/>
          </table:table-cell>
        </table:table-row>
        <table:table-row>
          <table:table-cell table:style-name="a1dce37">
            <text:p>55</text:p>
          </table:table-cell>
          <table:table-cell table:style-name="a1dce0c">
            <text:p>PS</text:p>
          </table:table-cell>
          <table:table-cell table:style-name="affa54f">
            <text:p>Mathias Madsen</text:p>
          </table:table-cell>
          <table:table-cell table:style-name="a01d52c">
            <text:p>0209886161</text:p>
          </table:table-cell>
          <table:table-cell table:style-name="af732f9">
            <text:p/>
          </table:table-cell>
          <table:table-cell table:style-name="ae2b49a">
            <text:p/>
          </table:table-cell>
          <table:table-cell table:style-name="a7c02c7">
            <text:p>Afsluttet</text:p>
          </table:table-cell>
          <table:table-cell table:style-name="a766925">
            <text:p/>
          </table:table-cell>
        </table:table-row>
        <table:table-row>
          <table:table-cell table:style-name="ae636c7">
            <text:p>82</text:p>
          </table:table-cell>
          <table:table-cell table:style-name="a89ca3c">
            <text:p>PS</text:p>
          </table:table-cell>
          <table:table-cell table:style-name="a49e4eb">
            <text:p>Emma Madsen</text:p>
          </table:table-cell>
          <table:table-cell table:style-name="a08ef75">
            <text:p>2409578542</text:p>
          </table:table-cell>
          <table:table-cell table:style-name="a253757">
            <text:p/>
          </table:table-cell>
          <table:table-cell table:style-name="a2f93a4">
            <text:p/>
          </table:table-cell>
          <table:table-cell table:style-name="a359790">
            <text:p>Afsluttet</text:p>
          </table:table-cell>
          <table:table-cell table:style-name="ac08cf5">
            <text:p/>
          </table:table-cell>
        </table:table-row>
        <table:table-row>
          <table:table-cell table:style-name="a5e645b">
            <text:p>5</text:p>
          </table:table-cell>
          <table:table-cell table:style-name="af303a4">
            <text:p>PS</text:p>
          </table:table-cell>
          <table:table-cell table:style-name="a652eb5">
            <text:p>Niels Hedegård</text:p>
          </table:table-cell>
          <table:table-cell table:style-name="ad28743">
            <text:p>0209623115</text:p>
          </table:table-cell>
          <table:table-cell table:style-name="ad47a5c">
            <text:p/>
          </table:table-cell>
          <table:table-cell table:style-name="aa6bc9d">
            <text:p/>
          </table:table-cell>
          <table:table-cell table:style-name="acac2a3">
            <text:p/>
          </table:table-cell>
          <table:table-cell table:style-name="a865cb7">
            <text:p/>
          </table:table-cell>
        </table:table-row>
        <table:table-row>
          <table:table-cell table:style-name="a104caa">
            <text:p>69</text:p>
          </table:table-cell>
          <table:table-cell table:style-name="a11df79">
            <text:p>PS</text:p>
          </table:table-cell>
          <table:table-cell table:style-name="aff5c23">
            <text:p>Emma Fischer</text:p>
          </table:table-cell>
          <table:table-cell table:style-name="aeab2ee">
            <text:p>2106754562</text:p>
          </table:table-cell>
          <table:table-cell table:style-name="a97f050">
            <text:p>Harees, Farahna - lægekonsulent, speciallæge i psykiatri</text:p>
          </table:table-cell>
          <table:table-cell table:style-name="a6e8a44">
            <text:p/>
          </table:table-cell>
          <table:table-cell table:style-name="a4682c5">
            <text:p/>
          </table:table-cell>
          <table:table-cell table:style-name="a895de0">
            <text:p/>
          </table:table-cell>
        </table:table-row>
        <table:table-row>
          <table:table-cell table:style-name="a3c9a2d">
            <text:p>41</text:p>
          </table:table-cell>
          <table:table-cell table:style-name="ab66845">
            <text:p>PS</text:p>
          </table:table-cell>
          <table:table-cell table:style-name="ac69f2e">
            <text:p>Lykke Hermansen</text:p>
          </table:table-cell>
          <table:table-cell table:style-name="a0f018c">
            <text:p>2702565342</text:p>
          </table:table-cell>
          <table:table-cell table:style-name="a5c8203">
            <text:p>Harees, Farahna - lægekonsulent, speciallæge i psykiatri</text:p>
          </table:table-cell>
          <table:table-cell table:style-name="a37f5b7">
            <text:p/>
          </table:table-cell>
          <table:table-cell table:style-name="a96a384">
            <text:p>Afsluttet</text:p>
          </table:table-cell>
          <table:table-cell table:style-name="a29102c">
            <text:p/>
          </table:table-cell>
        </table:table-row>
        <table:table-row>
          <table:table-cell table:style-name="a0e5caf">
            <text:p>59</text:p>
          </table:table-cell>
          <table:table-cell table:style-name="ae15900">
            <text:p>PS</text:p>
          </table:table-cell>
          <table:table-cell table:style-name="a1dabe1">
            <text:p>Mona Madsen</text:p>
          </table:table-cell>
          <table:table-cell table:style-name="ab32700">
            <text:p>2211716172</text:p>
          </table:table-cell>
          <table:table-cell table:style-name="a8c3f5c">
            <text:p/>
          </table:table-cell>
          <table:table-cell table:style-name="aa7f389">
            <text:p/>
          </table:table-cell>
          <table:table-cell table:style-name="a6588cf">
            <text:p>Afsluttet</text:p>
          </table:table-cell>
          <table:table-cell table:style-name="aab0ba9">
            <text:p/>
          </table:table-cell>
        </table:table-row>
        <table:table-row>
          <table:table-cell table:style-name="a5bfdd9">
            <text:p>42</text:p>
          </table:table-cell>
          <table:table-cell table:style-name="a760c1b">
            <text:p>PS</text:p>
          </table:table-cell>
          <table:table-cell table:style-name="a6d65eb">
            <text:p>Ulla Madsen</text:p>
          </table:table-cell>
          <table:table-cell table:style-name="a48cc0d">
            <text:p>1802801426</text:p>
          </table:table-cell>
          <table:table-cell table:style-name="aa355ec">
            <text:p>Harees, Farahna - lægekonsulent, speciallæge i psykiatri</text:p>
          </table:table-cell>
          <table:table-cell table:style-name="a1234cf">
            <text:p/>
          </table:table-cell>
          <table:table-cell table:style-name="a3dfe7d">
            <text:p>Afsluttet</text:p>
          </table:table-cell>
          <table:table-cell table:style-name="a06c2d1">
            <text:p/>
          </table:table-cell>
        </table:table-row>
        <table:table-row>
          <table:table-cell table:style-name="ace79c6">
            <text:p>4</text:p>
          </table:table-cell>
          <table:table-cell table:style-name="a864e91">
            <text:p>PS</text:p>
          </table:table-cell>
          <table:table-cell table:style-name="a7d1233">
            <text:p>Emma Hansen</text:p>
          </table:table-cell>
          <table:table-cell table:style-name="a5b8263">
            <text:p>0205788284</text:p>
          </table:table-cell>
          <table:table-cell table:style-name="a2fcb7c">
            <text:p/>
          </table:table-cell>
          <table:table-cell table:style-name="aa64c2e">
            <text:p/>
          </table:table-cell>
          <table:table-cell table:style-name="a820be3">
            <text:p/>
          </table:table-cell>
          <table:table-cell table:style-name="a65e890">
            <text:p/>
          </table:table-cell>
        </table:table-row>
        <table:table-row>
          <table:table-cell table:style-name="a87db91">
            <text:p>13</text:p>
          </table:table-cell>
          <table:table-cell table:style-name="a7916f8">
            <text:p>PS</text:p>
          </table:table-cell>
          <table:table-cell table:style-name="a7a0c61">
            <text:p>Kirstine Eskildsen</text:p>
          </table:table-cell>
          <table:table-cell table:style-name="ad1dcb0">
            <text:p>1502601074</text:p>
          </table:table-cell>
          <table:table-cell table:style-name="a74fc9a">
            <text:p/>
          </table:table-cell>
          <table:table-cell table:style-name="a7036f0">
            <text:p/>
          </table:table-cell>
          <table:table-cell table:style-name="afdcb62">
            <text:p/>
          </table:table-cell>
          <table:table-cell table:style-name="aca7a5a">
            <text:p/>
          </table:table-cell>
        </table:table-row>
        <table:table-row>
          <table:table-cell table:style-name="aa1fde4">
            <text:p>77</text:p>
          </table:table-cell>
          <table:table-cell table:style-name="a8d208f">
            <text:p>PS</text:p>
          </table:table-cell>
          <table:table-cell table:style-name="a980073">
            <text:p>Clara Hermansen</text:p>
          </table:table-cell>
          <table:table-cell table:style-name="ae4aab2">
            <text:p>1904499318</text:p>
          </table:table-cell>
          <table:table-cell table:style-name="a2bdf31">
            <text:p>Harees, Farahna - lægekonsulent, speciallæge i psykiatri</text:p>
          </table:table-cell>
          <table:table-cell table:style-name="acd4a0f">
            <text:p/>
          </table:table-cell>
          <table:table-cell table:style-name="a1f45f9">
            <text:p>Afsluttet</text:p>
          </table:table-cell>
          <table:table-cell table:style-name="a8b6e3b">
            <text:p/>
          </table:table-cell>
        </table:table-row>
        <table:table-row>
          <table:table-cell table:style-name="a1e8f8a">
            <text:p>72</text:p>
          </table:table-cell>
          <table:table-cell table:style-name="a786a52">
            <text:p>PS</text:p>
          </table:table-cell>
          <table:table-cell table:style-name="a72a84a">
            <text:p>Mona Østergaard</text:p>
          </table:table-cell>
          <table:table-cell table:style-name="a9d5944">
            <text:p>1806604844</text:p>
          </table:table-cell>
          <table:table-cell table:style-name="a190912">
            <text:p>Harees, Farahna - lægekonsulent, speciallæge i psykiatri</text:p>
          </table:table-cell>
          <table:table-cell table:style-name="a36834a">
            <text:p/>
          </table:table-cell>
          <table:table-cell table:style-name="a1c52cf">
            <text:p/>
          </table:table-cell>
          <table:table-cell table:style-name="a9904e1">
            <text:p/>
          </table:table-cell>
        </table:table-row>
        <table:table-row>
          <table:table-cell table:style-name="a215bfe">
            <text:p>3</text:p>
          </table:table-cell>
          <table:table-cell table:style-name="a259a04">
            <text:p>PS</text:p>
          </table:table-cell>
          <table:table-cell table:style-name="a9a0d3b">
            <text:p>Kurt Eskildsen</text:p>
          </table:table-cell>
          <table:table-cell table:style-name="aec766f">
            <text:p>1308416807</text:p>
          </table:table-cell>
          <table:table-cell table:style-name="a717a85">
            <text:p/>
          </table:table-cell>
          <table:table-cell table:style-name="a813e2e">
            <text:p/>
          </table:table-cell>
          <table:table-cell table:style-name="a8f7acc">
            <text:p/>
          </table:table-cell>
          <table:table-cell table:style-name="ab9bfb3">
            <text:p/>
          </table:table-cell>
        </table:table-row>
        <table:table-row>
          <table:table-cell table:style-name="a8dd7fa">
            <text:p>53</text:p>
          </table:table-cell>
          <table:table-cell table:style-name="ad04342">
            <text:p>PS</text:p>
          </table:table-cell>
          <table:table-cell table:style-name="af24da2">
            <text:p>Lykke Frost</text:p>
          </table:table-cell>
          <table:table-cell table:style-name="aa9597c">
            <text:p>1009767852</text:p>
          </table:table-cell>
          <table:table-cell table:style-name="a472cde">
            <text:p/>
          </table:table-cell>
          <table:table-cell table:style-name="af74d2e">
            <text:p/>
          </table:table-cell>
          <table:table-cell table:style-name="a54e022">
            <text:p>Afsluttet</text:p>
          </table:table-cell>
          <table:table-cell table:style-name="a30fadf">
            <text:p/>
          </table:table-cell>
        </table:table-row>
        <table:table-row>
          <table:table-cell table:style-name="a60f20d">
            <text:p>9</text:p>
          </table:table-cell>
          <table:table-cell table:style-name="a011299">
            <text:p>PS</text:p>
          </table:table-cell>
          <table:table-cell table:style-name="acfe66c">
            <text:p>Dan Madsen</text:p>
          </table:table-cell>
          <table:table-cell table:style-name="a0beeff">
            <text:p>1811627837</text:p>
          </table:table-cell>
          <table:table-cell table:style-name="a766504">
            <text:p/>
          </table:table-cell>
          <table:table-cell table:style-name="ae776af">
            <text:p/>
          </table:table-cell>
          <table:table-cell table:style-name="ab029df">
            <text:p/>
          </table:table-cell>
          <table:table-cell table:style-name="a802b67">
            <text:p/>
          </table:table-cell>
        </table:table-row>
        <table:table-row>
          <table:table-cell table:style-name="a602721">
            <text:p>17</text:p>
          </table:table-cell>
          <table:table-cell table:style-name="a2adc8a">
            <text:p>PS</text:p>
          </table:table-cell>
          <table:table-cell table:style-name="af980ab">
            <text:p>Hans Eskildsen</text:p>
          </table:table-cell>
          <table:table-cell table:style-name="a71a8ee">
            <text:p>1908559215</text:p>
          </table:table-cell>
          <table:table-cell table:style-name="accca0a">
            <text:p/>
          </table:table-cell>
          <table:table-cell table:style-name="a8f5616">
            <text:p/>
          </table:table-cell>
          <table:table-cell table:style-name="a04737d">
            <text:p/>
          </table:table-cell>
          <table:table-cell table:style-name="a33c134">
            <text:p/>
          </table:table-cell>
        </table:table-row>
        <table:table-row>
          <table:table-cell table:style-name="af6db13">
            <text:p>78</text:p>
          </table:table-cell>
          <table:table-cell table:style-name="ae990a0">
            <text:p>PS</text:p>
          </table:table-cell>
          <table:table-cell table:style-name="af84327">
            <text:p>Hans Fischer</text:p>
          </table:table-cell>
          <table:table-cell table:style-name="a7e92aa">
            <text:p>1904565211</text:p>
          </table:table-cell>
          <table:table-cell table:style-name="a633fbc">
            <text:p>Harees, Farahna - lægekonsulent, speciallæge i psykiatri</text:p>
          </table:table-cell>
          <table:table-cell table:style-name="a7fa0dc">
            <text:p/>
          </table:table-cell>
          <table:table-cell table:style-name="aa74074">
            <text:p>Afsluttet</text:p>
          </table:table-cell>
          <table:table-cell table:style-name="aecad26">
            <text:p/>
          </table:table-cell>
        </table:table-row>
        <table:table-row>
          <table:table-cell table:style-name="a5af53f">
            <text:p>68</text:p>
          </table:table-cell>
          <table:table-cell table:style-name="a241087">
            <text:p>PS</text:p>
          </table:table-cell>
          <table:table-cell table:style-name="a5fa7ec">
            <text:p>Dennis Frost</text:p>
          </table:table-cell>
          <table:table-cell table:style-name="aeb8914">
            <text:p>1809846681</text:p>
          </table:table-cell>
          <table:table-cell table:style-name="a63852b">
            <text:p>Harees, Farahna - lægekonsulent, speciallæge i psykiatri</text:p>
          </table:table-cell>
          <table:table-cell table:style-name="adbcf9b">
            <text:p/>
          </table:table-cell>
          <table:table-cell table:style-name="a9773c6">
            <text:p/>
          </table:table-cell>
          <table:table-cell table:style-name="a178b24">
            <text:p/>
          </table:table-cell>
        </table:table-row>
        <table:table-row>
          <table:table-cell table:style-name="a51c112">
            <text:p>18</text:p>
          </table:table-cell>
          <table:table-cell table:style-name="a91eb0e">
            <text:p>PS</text:p>
          </table:table-cell>
          <table:table-cell table:style-name="af5d5d6">
            <text:p>Mona Vestergaard</text:p>
          </table:table-cell>
          <table:table-cell table:style-name="a92969b">
            <text:p>0507820250</text:p>
          </table:table-cell>
          <table:table-cell table:style-name="ab29742">
            <text:p/>
          </table:table-cell>
          <table:table-cell table:style-name="a162b21">
            <text:p/>
          </table:table-cell>
          <table:table-cell table:style-name="a214b94">
            <text:p/>
          </table:table-cell>
          <table:table-cell table:style-name="a027029">
            <text:p/>
          </table:table-cell>
        </table:table-row>
        <table:table-row>
          <table:table-cell table:style-name="a2e1298">
            <text:p>32</text:p>
          </table:table-cell>
          <table:table-cell table:style-name="a65fb42">
            <text:p>PS</text:p>
          </table:table-cell>
          <table:table-cell table:style-name="ae57e2b">
            <text:p>Dan Fischer</text:p>
          </table:table-cell>
          <table:table-cell table:style-name="a8a734e">
            <text:p>0905572723</text:p>
          </table:table-cell>
          <table:table-cell table:style-name="a38d755">
            <text:p>Harees, Farahna - lægekonsulent, speciallæge i psykiatri</text:p>
          </table:table-cell>
          <table:table-cell table:style-name="a093d7d">
            <text:p/>
          </table:table-cell>
          <table:table-cell table:style-name="ab860a8">
            <text:p>Afsluttet</text:p>
          </table:table-cell>
          <table:table-cell table:style-name="a425c57">
            <text:p/>
          </table:table-cell>
        </table:table-row>
        <table:table-row>
          <table:table-cell table:style-name="ae0af0e">
            <text:p>58</text:p>
          </table:table-cell>
          <table:table-cell table:style-name="a1eeb7a">
            <text:p>PS</text:p>
          </table:table-cell>
          <table:table-cell table:style-name="a623e23">
            <text:p>Clara Fischer</text:p>
          </table:table-cell>
          <table:table-cell table:style-name="a6228e5">
            <text:p>0702623142</text:p>
          </table:table-cell>
          <table:table-cell table:style-name="ac0f5ad">
            <text:p/>
          </table:table-cell>
          <table:table-cell table:style-name="a8fa70f">
            <text:p/>
          </table:table-cell>
          <table:table-cell table:style-name="a90aa0b">
            <text:p>Afsluttet</text:p>
          </table:table-cell>
          <table:table-cell table:style-name="a995107">
            <text:p/>
          </table:table-cell>
        </table:table-row>
        <table:table-row>
          <table:table-cell table:style-name="a33f975">
            <text:p>43</text:p>
          </table:table-cell>
          <table:table-cell table:style-name="abe9c64">
            <text:p>PS</text:p>
          </table:table-cell>
          <table:table-cell table:style-name="a688479">
            <text:p>Jens Hermansen</text:p>
          </table:table-cell>
          <table:table-cell table:style-name="acddadc">
            <text:p>0506669331</text:p>
          </table:table-cell>
          <table:table-cell table:style-name="aa6a021">
            <text:p>Harees, Farahna - lægekonsulent, speciallæge i psykiatri</text:p>
          </table:table-cell>
          <table:table-cell table:style-name="afb579d">
            <text:p/>
          </table:table-cell>
          <table:table-cell table:style-name="abf8491">
            <text:p>Afsluttet</text:p>
          </table:table-cell>
          <table:table-cell table:style-name="ace0ad7">
            <text:p/>
          </table:table-cell>
        </table:table-row>
        <table:table-row>
          <table:table-cell table:style-name="a8be317">
            <text:p>67</text:p>
          </table:table-cell>
          <table:table-cell table:style-name="ae9701e">
            <text:p>PS</text:p>
          </table:table-cell>
          <table:table-cell table:style-name="a81fafd">
            <text:p>Hans Hansen</text:p>
          </table:table-cell>
          <table:table-cell table:style-name="a55b27c">
            <text:p>1003852903</text:p>
          </table:table-cell>
          <table:table-cell table:style-name="acdf49a">
            <text:p>Harees, Farahna - lægekonsulent, speciallæge i psykiatri</text:p>
          </table:table-cell>
          <table:table-cell table:style-name="a0d2b5d">
            <text:p/>
          </table:table-cell>
          <table:table-cell table:style-name="aedbe6a">
            <text:p/>
          </table:table-cell>
          <table:table-cell table:style-name="a265fbe">
            <text:p/>
          </table:table-cell>
        </table:table-row>
        <table:table-row>
          <table:table-cell table:style-name="ac32022">
            <text:p>10</text:p>
          </table:table-cell>
          <table:table-cell table:style-name="aae793c">
            <text:p>PS</text:p>
          </table:table-cell>
          <table:table-cell table:style-name="ab77423">
            <text:p>Kirstine Hansen</text:p>
          </table:table-cell>
          <table:table-cell table:style-name="ad7eee8">
            <text:p>2303758624</text:p>
          </table:table-cell>
          <table:table-cell table:style-name="a9cb7ae">
            <text:p/>
          </table:table-cell>
          <table:table-cell table:style-name="a4dec05">
            <text:p/>
          </table:table-cell>
          <table:table-cell table:style-name="ae3a6b3">
            <text:p/>
          </table:table-cell>
          <table:table-cell table:style-name="a754115">
            <text:p/>
          </table:table-cell>
        </table:table-row>
        <table:table-row>
          <table:table-cell table:style-name="afea036">
            <text:p>28</text:p>
          </table:table-cell>
          <table:table-cell table:style-name="af98ddd">
            <text:p>PS</text:p>
          </table:table-cell>
          <table:table-cell table:style-name="a195c97">
            <text:p>Mona Eskildsen</text:p>
          </table:table-cell>
          <table:table-cell table:style-name="aef1936">
            <text:p>1904407266</text:p>
          </table:table-cell>
          <table:table-cell table:style-name="aee4f28">
            <text:p>Harees, Farahna - lægekonsulent, speciallæge i psykiatri</text:p>
          </table:table-cell>
          <table:table-cell table:style-name="ae9b5e0">
            <text:p/>
          </table:table-cell>
          <table:table-cell table:style-name="a782105">
            <text:p/>
          </table:table-cell>
          <table:table-cell table:style-name="aed61af">
            <text:p/>
          </table:table-cell>
        </table:table-row>
        <table:table-row>
          <table:table-cell table:style-name="a904af2">
            <text:p>15</text:p>
          </table:table-cell>
          <table:table-cell table:style-name="af03ebb">
            <text:p>PS</text:p>
          </table:table-cell>
          <table:table-cell table:style-name="a87b0c2">
            <text:p>Mathilde Eskildsen</text:p>
          </table:table-cell>
          <table:table-cell table:style-name="a8d5c7a">
            <text:p>1210499290</text:p>
          </table:table-cell>
          <table:table-cell table:style-name="a3b809e">
            <text:p/>
          </table:table-cell>
          <table:table-cell table:style-name="a6ec0dd">
            <text:p/>
          </table:table-cell>
          <table:table-cell table:style-name="aabbd04">
            <text:p/>
          </table:table-cell>
          <table:table-cell table:style-name="a297fe4">
            <text:p/>
          </table:table-cell>
        </table:table-row>
        <table:table-row>
          <table:table-cell table:style-name="a420083">
            <text:p>35</text:p>
          </table:table-cell>
          <table:table-cell table:style-name="abab23a">
            <text:p>PS</text:p>
          </table:table-cell>
          <table:table-cell table:style-name="aa27668">
            <text:p>Mogens Madsen</text:p>
          </table:table-cell>
          <table:table-cell table:style-name="a5e01d3">
            <text:p>2111489313</text:p>
          </table:table-cell>
          <table:table-cell table:style-name="a6ef3fc">
            <text:p>Harees, Farahna - lægekonsulent, speciallæge i psykiatri</text:p>
          </table:table-cell>
          <table:table-cell table:style-name="a108d9a">
            <text:p/>
          </table:table-cell>
          <table:table-cell table:style-name="af8d1f3">
            <text:p>Afsluttet</text:p>
          </table:table-cell>
          <table:table-cell table:style-name="a1b53a1">
            <text:p/>
          </table:table-cell>
        </table:table-row>
        <table:table-row>
          <table:table-cell table:style-name="aa1de38">
            <text:p>84</text:p>
          </table:table-cell>
          <table:table-cell table:style-name="a796378">
            <text:p>PS</text:p>
          </table:table-cell>
          <table:table-cell table:style-name="a0bba2e">
            <text:p>3fdsfdsaf asfsadfsadf</text:p>
          </table:table-cell>
          <table:table-cell table:style-name="abe1081">
            <text:p>1231231231</text:p>
          </table:table-cell>
          <table:table-cell table:style-name="a1f7a17">
            <text:p/>
          </table:table-cell>
          <table:table-cell table:style-name="a507677">
            <text:p/>
          </table:table-cell>
          <table:table-cell table:style-name="a219e41">
            <text:p/>
          </table:table-cell>
          <table:table-cell table:style-name="ad2207b">
            <text:p/>
          </table:table-cell>
        </table:table-row>
      </table:table>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fhp</dc:creator>
    <dc:date>2022-10-10T11:21:20</dc:date>
    <meta:editing-cycles>1</meta:editing-cycles>
    <meta:editing-duration>PT5.589S</meta:editing-duration>
    <meta:initial-creator>fhp</meta:initial-creator>
    <meta:creation-date>2022-10-10T11:21:14</meta:creation-date>
    <dc:language>en</dc:language>
  </office:meta>
</office:document-meta>
</file>